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138in"/>
    </style:style>
    <style:style style:name="co2" style:family="table-column">
      <style:table-column-properties fo:break-before="auto" style:column-width="0.7646in"/>
    </style:style>
    <style:style style:name="co3" style:family="table-column">
      <style:table-column-properties fo:break-before="auto" style:column-width="0.85in"/>
    </style:style>
    <style:style style:name="co4" style:family="table-column">
      <style:table-column-properties fo:break-before="auto" style:column-width="0.8398in"/>
    </style:style>
    <style:style style:name="co5" style:family="table-column">
      <style:table-column-properties fo:break-before="auto" style:column-width="0.9146in"/>
    </style:style>
    <style:style style:name="co6" style:family="table-column">
      <style:table-column-properties fo:break-before="auto" style:column-width="0.55in"/>
    </style:style>
    <style:style style:name="co7" style:family="table-column">
      <style:table-column-properties fo:break-before="auto" style:column-width="0.6898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0.5965in"/>
    </style:style>
    <style:style style:name="co10" style:family="table-column">
      <style:table-column-properties fo:break-before="auto" style:column-width="0.6689in"/>
    </style:style>
    <style:style style:name="co11" style:family="table-column">
      <style:table-column-properties fo:break-before="auto" style:column-width="0.8244in"/>
    </style:style>
    <style:style style:name="co12" style:family="table-column">
      <style:table-column-properties fo:break-before="auto" style:column-width="0.7417in"/>
    </style:style>
    <style:style style:name="co13" style:family="table-column">
      <style:table-column-properties fo:break-before="auto" style:column-width="0.813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3008in" svg:height="3.5453in" svg:x="9.0461in" svg:y="0.0941in">
            <draw:object draw:notify-on-update-of-ranges="Sheet1.A2:Sheet1.A21 Sheet1.B1:Sheet1.B1 Sheet1.B2:Sheet1.B21 Sheet1.A2:Sheet1.A21 Sheet1.C1:Sheet1.C1 Sheet1.C2:Sheet1.C21 Sheet1.A2:Sheet1.A21 Sheet1.D1:Sheet1.D1 Sheet1.D2:Sheet1.D21 Sheet1.A2:Sheet1.A21 Sheet1.E1:Sheet1.E1 Sheet1.E2:Sheet1.E21 Sheet1.A2:Sheet1.A21 Sheet1.F1:Sheet1.F1 Sheet1.F2:Sheet1.F21 Sheet1.A2:Sheet1.A21 Sheet1.G1:Sheet1.G1 Sheet1.G2:Sheet1.G21 Sheet1.A2:Sheet1.A21 Sheet1.H1:Sheet1.H1 Sheet1.H2:Sheet1.H2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3008in" svg:height="3.5453in" svg:x="10.3539in" svg:y="4.5071in">
            <draw:object draw:notify-on-update-of-ranges="Sheet1.A24:Sheet1.A24 Sheet1.A25:Sheet1.A44 Sheet1.I24:Sheet1.I24 Sheet1.I25:Sheet1.I44 Sheet1.A24:Sheet1.A24 Sheet1.A25:Sheet1.A44 Sheet1.J24:Sheet1.J24 Sheet1.J25:Sheet1.J44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number-columns-repeated="2" table:default-cell-style-name="Default"/>
        <table:table-row table:style-name="ro1">
          <table:table-cell office:value-type="string" calcext:value-type="string">
            <text:p># length</text:p>
          </table:table-cell>
          <table:table-cell office:value-type="string" calcext:value-type="string">
            <text:p><text:s/>success</text:p>
          </table:table-cell>
          <table:table-cell office:value-type="string" calcext:value-type="string">
            <text:p><text:s/>robustness</text:p>
          </table:table-cell>
          <table:table-cell office:value-type="string" calcext:value-type="string">
            <text:p><text:s/>alignment</text:p>
          </table:table-cell>
          <table:table-cell office:value-type="string" calcext:value-type="string">
            <text:p><text:s/>coverage</text:p>
          </table:table-cell>
          <table:table-cell office:value-type="string" calcext:value-type="string">
            <text:p><text:s/>wrench</text:p>
          </table:table-cell>
          <table:table-cell office:value-type="string" calcext:value-type="string">
            <text:p><text:s/>stress</text:p>
          </table:table-cell>
          <table:table-cell office:value-type="string" calcext:value-type="string">
            <text:p><text:s/>volume</text:p>
          </table:table-cell>
          <table:table-cell office:value-type="string" calcext:value-type="string">
            <text:p><text:s/>qsum</text:p>
          </table:table-cell>
          <table:table-cell office:value-type="string" calcext:value-type="string">
            <text:p><text:s/>qlog</text:p>
          </table:table-cell>
        </table:table-row>
        <table:table-row table:style-name="ro1">
          <table:table-cell table:formula="of:=[Sheet1_2.A2]" office:value-type="float" office:value="0" calcext:value-type="float">
            <text:p>0</text:p>
          </table:table-cell>
          <table:table-cell table:formula="of:=[Sheet1_2.B2]" office:value-type="float" office:value="0" calcext:value-type="float">
            <text:p>0</text:p>
          </table:table-cell>
          <table:table-cell table:formula="of:=[Sheet1_2.C2]" office:value-type="float" office:value="0" calcext:value-type="float">
            <text:p>0</text:p>
          </table:table-cell>
          <table:table-cell table:formula="of:=[Sheet1_2.D2]" office:value-type="float" office:value="0" calcext:value-type="float">
            <text:p>0</text:p>
          </table:table-cell>
          <table:table-cell table:formula="of:=[Sheet1_2.E2]" office:value-type="float" office:value="0" calcext:value-type="float">
            <text:p>0</text:p>
          </table:table-cell>
          <table:table-cell table:formula="of:=[Sheet1_2.F2]" office:value-type="float" office:value="0" calcext:value-type="float">
            <text:p>0</text:p>
          </table:table-cell>
          <table:table-cell table:formula="of:=[Sheet1_2.G2]" office:value-type="float" office:value="1" calcext:value-type="float">
            <text:p>1</text:p>
          </table:table-cell>
          <table:table-cell table:formula="of:=[Sheet1_2.H2]" office:value-type="float" office:value="1" calcext:value-type="float">
            <text:p>1</text:p>
          </table:table-cell>
          <table:table-cell table:formula="of:=SUM([.B2:.H2])/7" office:value-type="float" office:value="0.285714285714286" calcext:value-type="float">
            <text:p>0.2857142857</text:p>
          </table:table-cell>
          <table:table-cell table:formula="of:=POWER(PRODUCT([.B2:.H2]); 1/7)" office:value-type="float" office:value="0" calcext:value-type="float">
            <text:p>0</text:p>
          </table:table-cell>
        </table:table-row>
        <table:table-row table:style-name="ro1">
          <table:table-cell table:formula="of:=[Sheet1_2.A3]" office:value-type="float" office:value="0.01" calcext:value-type="float">
            <text:p>0.01</text:p>
          </table:table-cell>
          <table:table-cell table:formula="of:=[Sheet1_2.B3]" office:value-type="float" office:value="0" calcext:value-type="float">
            <text:p>0</text:p>
          </table:table-cell>
          <table:table-cell table:formula="of:=[Sheet1_2.C3]" office:value-type="float" office:value="0" calcext:value-type="float">
            <text:p>0</text:p>
          </table:table-cell>
          <table:table-cell table:formula="of:=[Sheet1_2.D3]" office:value-type="float" office:value="0" calcext:value-type="float">
            <text:p>0</text:p>
          </table:table-cell>
          <table:table-cell table:formula="of:=[Sheet1_2.E3]" office:value-type="float" office:value="0" calcext:value-type="float">
            <text:p>0</text:p>
          </table:table-cell>
          <table:table-cell table:formula="of:=[Sheet1_2.F3]" office:value-type="float" office:value="0" calcext:value-type="float">
            <text:p>0</text:p>
          </table:table-cell>
          <table:table-cell table:formula="of:=[Sheet1_2.G3]" office:value-type="float" office:value="0.803225" calcext:value-type="float">
            <text:p>0.803225</text:p>
          </table:table-cell>
          <table:table-cell table:formula="of:=[Sheet1_2.H3]" office:value-type="float" office:value="0.95" calcext:value-type="float">
            <text:p>0.95</text:p>
          </table:table-cell>
          <table:table-cell table:formula="of:=SUM([.B3:.H3])/7" office:value-type="float" office:value="0.250460714285714" calcext:value-type="float">
            <text:p>0.2504607143</text:p>
          </table:table-cell>
          <table:table-cell table:formula="of:=POWER(PRODUCT([.B3:.H3]); 1/7)" office:value-type="float" office:value="0" calcext:value-type="float">
            <text:p>0</text:p>
          </table:table-cell>
        </table:table-row>
        <table:table-row table:style-name="ro1">
          <table:table-cell table:formula="of:=[Sheet1_2.A4]" office:value-type="float" office:value="0.02" calcext:value-type="float">
            <text:p>0.02</text:p>
          </table:table-cell>
          <table:table-cell table:formula="of:=[Sheet1_2.B4]" office:value-type="float" office:value="0" calcext:value-type="float">
            <text:p>0</text:p>
          </table:table-cell>
          <table:table-cell table:formula="of:=[Sheet1_2.C4]" office:value-type="float" office:value="0" calcext:value-type="float">
            <text:p>0</text:p>
          </table:table-cell>
          <table:table-cell table:formula="of:=[Sheet1_2.D4]" office:value-type="float" office:value="0" calcext:value-type="float">
            <text:p>0</text:p>
          </table:table-cell>
          <table:table-cell table:formula="of:=[Sheet1_2.E4]" office:value-type="float" office:value="0" calcext:value-type="float">
            <text:p>0</text:p>
          </table:table-cell>
          <table:table-cell table:formula="of:=[Sheet1_2.F4]" office:value-type="float" office:value="0" calcext:value-type="float">
            <text:p>0</text:p>
          </table:table-cell>
          <table:table-cell table:formula="of:=[Sheet1_2.G4]" office:value-type="float" office:value="0.803225" calcext:value-type="float">
            <text:p>0.803225</text:p>
          </table:table-cell>
          <table:table-cell table:formula="of:=[Sheet1_2.H4]" office:value-type="float" office:value="0.9" calcext:value-type="float">
            <text:p>0.9</text:p>
          </table:table-cell>
          <table:table-cell table:formula="of:=SUM([.B4:.H4])/7" office:value-type="float" office:value="0.243317857142857" calcext:value-type="float">
            <text:p>0.2433178571</text:p>
          </table:table-cell>
          <table:table-cell table:formula="of:=POWER(PRODUCT([.B4:.H4]); 1/7)" office:value-type="float" office:value="0" calcext:value-type="float">
            <text:p>0</text:p>
          </table:table-cell>
        </table:table-row>
        <table:table-row table:style-name="ro1">
          <table:table-cell table:formula="of:=[Sheet1_2.A5]" office:value-type="float" office:value="0.03" calcext:value-type="float">
            <text:p>0.03</text:p>
          </table:table-cell>
          <table:table-cell table:formula="of:=[Sheet1_2.B5]" office:value-type="float" office:value="0.87234" calcext:value-type="float">
            <text:p>0.87234</text:p>
          </table:table-cell>
          <table:table-cell table:formula="of:=[Sheet1_2.C5]" office:value-type="float" office:value="0.5625" calcext:value-type="float">
            <text:p>0.5625</text:p>
          </table:table-cell>
          <table:table-cell table:formula="of:=[Sheet1_2.D5]" office:value-type="float" office:value="0.0388329" calcext:value-type="float">
            <text:p>0.0388329</text:p>
          </table:table-cell>
          <table:table-cell table:formula="of:=[Sheet1_2.E5]" office:value-type="float" office:value="0.00251067" calcext:value-type="float">
            <text:p>0.00251067</text:p>
          </table:table-cell>
          <table:table-cell table:formula="of:=[Sheet1_2.F5]" office:value-type="float" office:value="0.0539944" calcext:value-type="float">
            <text:p>0.0539944</text:p>
          </table:table-cell>
          <table:table-cell table:formula="of:=[Sheet1_2.G5]" office:value-type="float" office:value="0.803225" calcext:value-type="float">
            <text:p>0.803225</text:p>
          </table:table-cell>
          <table:table-cell table:formula="of:=[Sheet1_2.H5]" office:value-type="float" office:value="0.85" calcext:value-type="float">
            <text:p>0.85</text:p>
          </table:table-cell>
          <table:table-cell table:formula="of:=SUM([.B5:.H5])/7" office:value-type="float" office:value="0.454771852857143" calcext:value-type="float">
            <text:p>0.4547718529</text:p>
          </table:table-cell>
          <table:table-cell table:formula="of:=POWER(PRODUCT([.B5:.H5]); 1/7)" office:value-type="float" office:value="0.150680661845555" calcext:value-type="float">
            <text:p>0.1506806618</text:p>
          </table:table-cell>
        </table:table-row>
        <table:table-row table:style-name="ro1">
          <table:table-cell table:formula="of:=[Sheet1_2.A6]" office:value-type="float" office:value="0.04" calcext:value-type="float">
            <text:p>0.04</text:p>
          </table:table-cell>
          <table:table-cell table:formula="of:=[Sheet1_2.B6]" office:value-type="float" office:value="0.684211" calcext:value-type="float">
            <text:p>0.684211</text:p>
          </table:table-cell>
          <table:table-cell table:formula="of:=[Sheet1_2.C6]" office:value-type="float" office:value="0.698925" calcext:value-type="float">
            <text:p>0.698925</text:p>
          </table:table-cell>
          <table:table-cell table:formula="of:=[Sheet1_2.D6]" office:value-type="float" office:value="0.0225634" calcext:value-type="float">
            <text:p>0.0225634</text:p>
          </table:table-cell>
          <table:table-cell table:formula="of:=[Sheet1_2.E6]" office:value-type="float" office:value="0.0285619" calcext:value-type="float">
            <text:p>0.0285619</text:p>
          </table:table-cell>
          <table:table-cell table:formula="of:=[Sheet1_2.F6]" office:value-type="float" office:value="0.0433827" calcext:value-type="float">
            <text:p>0.0433827</text:p>
          </table:table-cell>
          <table:table-cell table:formula="of:=[Sheet1_2.G6]" office:value-type="float" office:value="0.803225" calcext:value-type="float">
            <text:p>0.803225</text:p>
          </table:table-cell>
          <table:table-cell table:formula="of:=[Sheet1_2.H6]" office:value-type="float" office:value="0.8" calcext:value-type="float">
            <text:p>0.8</text:p>
          </table:table-cell>
          <table:table-cell table:formula="of:=SUM([.B6:.H6])/7" office:value-type="float" office:value="0.440124142857143" calcext:value-type="float">
            <text:p>0.4401241429</text:p>
          </table:table-cell>
          <table:table-cell table:formula="of:=POWER(PRODUCT([.B6:.H6]); 1/7)" office:value-type="float" office:value="0.188926866201872" calcext:value-type="float">
            <text:p>0.1889268662</text:p>
          </table:table-cell>
        </table:table-row>
        <table:table-row table:style-name="ro1">
          <table:table-cell table:formula="of:=[Sheet1_2.A7]" office:value-type="float" office:value="0.05" calcext:value-type="float">
            <text:p>0.05</text:p>
          </table:table-cell>
          <table:table-cell table:formula="of:=[Sheet1_2.B7]" office:value-type="float" office:value="0.648936" calcext:value-type="float">
            <text:p>0.648936</text:p>
          </table:table-cell>
          <table:table-cell table:formula="of:=[Sheet1_2.C7]" office:value-type="float" office:value="0.752809" calcext:value-type="float">
            <text:p>0.752809</text:p>
          </table:table-cell>
          <table:table-cell table:formula="of:=[Sheet1_2.D7]" office:value-type="float" office:value="0.090373" calcext:value-type="float">
            <text:p>0.090373</text:p>
          </table:table-cell>
          <table:table-cell table:formula="of:=[Sheet1_2.E7]" office:value-type="float" office:value="0.115637" calcext:value-type="float">
            <text:p>0.115637</text:p>
          </table:table-cell>
          <table:table-cell table:formula="of:=[Sheet1_2.F7]" office:value-type="float" office:value="0.070855" calcext:value-type="float">
            <text:p>0.070855</text:p>
          </table:table-cell>
          <table:table-cell table:formula="of:=[Sheet1_2.G7]" office:value-type="float" office:value="0.803225" calcext:value-type="float">
            <text:p>0.803225</text:p>
          </table:table-cell>
          <table:table-cell table:formula="of:=[Sheet1_2.H7]" office:value-type="float" office:value="0.75" calcext:value-type="float">
            <text:p>0.75</text:p>
          </table:table-cell>
          <table:table-cell table:formula="of:=SUM([.B7:.H7])/7" office:value-type="float" office:value="0.461690714285714" calcext:value-type="float">
            <text:p>0.4616907143</text:p>
          </table:table-cell>
          <table:table-cell table:formula="of:=POWER(PRODUCT([.B7:.H7]); 1/7)" office:value-type="float" office:value="0.299846330503762" calcext:value-type="float">
            <text:p>0.2998463305</text:p>
          </table:table-cell>
        </table:table-row>
        <table:table-row table:style-name="ro1">
          <table:table-cell table:formula="of:=[Sheet1_2.A8]" office:value-type="float" office:value="0.06" calcext:value-type="float">
            <text:p>0.06</text:p>
          </table:table-cell>
          <table:table-cell table:formula="of:=[Sheet1_2.B8]" office:value-type="float" office:value="0.621053" calcext:value-type="float">
            <text:p>0.621053</text:p>
          </table:table-cell>
          <table:table-cell table:formula="of:=[Sheet1_2.C8]" office:value-type="float" office:value="0.71875" calcext:value-type="float">
            <text:p>0.71875</text:p>
          </table:table-cell>
          <table:table-cell table:formula="of:=[Sheet1_2.D8]" office:value-type="float" office:value="0.0482943" calcext:value-type="float">
            <text:p>0.0482943</text:p>
          </table:table-cell>
          <table:table-cell table:formula="of:=[Sheet1_2.E8]" office:value-type="float" office:value="0.161818" calcext:value-type="float">
            <text:p>0.161818</text:p>
          </table:table-cell>
          <table:table-cell table:formula="of:=[Sheet1_2.F8]" office:value-type="float" office:value="0.0741984" calcext:value-type="float">
            <text:p>0.0741984</text:p>
          </table:table-cell>
          <table:table-cell table:formula="of:=[Sheet1_2.G8]" office:value-type="float" office:value="0.803225" calcext:value-type="float">
            <text:p>0.803225</text:p>
          </table:table-cell>
          <table:table-cell table:formula="of:=[Sheet1_2.H8]" office:value-type="float" office:value="0.7" calcext:value-type="float">
            <text:p>0.7</text:p>
          </table:table-cell>
          <table:table-cell table:formula="of:=SUM([.B8:.H8])/7" office:value-type="float" office:value="0.446762671428571" calcext:value-type="float">
            <text:p>0.4467626714</text:p>
          </table:table-cell>
          <table:table-cell table:formula="of:=POWER(PRODUCT([.B8:.H8]); 1/7)" office:value-type="float" office:value="0.283042263823443" calcext:value-type="float">
            <text:p>0.2830422638</text:p>
          </table:table-cell>
        </table:table-row>
        <table:table-row table:style-name="ro1">
          <table:table-cell table:formula="of:=[Sheet1_2.A9]" office:value-type="float" office:value="0.07" calcext:value-type="float">
            <text:p>0.07</text:p>
          </table:table-cell>
          <table:table-cell table:formula="of:=[Sheet1_2.B9]" office:value-type="float" office:value="0.586957" calcext:value-type="float">
            <text:p>0.586957</text:p>
          </table:table-cell>
          <table:table-cell table:formula="of:=[Sheet1_2.C9]" office:value-type="float" office:value="0.88764" calcext:value-type="float">
            <text:p>0.88764</text:p>
          </table:table-cell>
          <table:table-cell table:formula="of:=[Sheet1_2.D9]" office:value-type="float" office:value="0.0315597" calcext:value-type="float">
            <text:p>0.0315597</text:p>
          </table:table-cell>
          <table:table-cell table:formula="of:=[Sheet1_2.E9]" office:value-type="float" office:value="0.181053" calcext:value-type="float">
            <text:p>0.181053</text:p>
          </table:table-cell>
          <table:table-cell table:formula="of:=[Sheet1_2.F9]" office:value-type="float" office:value="0.0825948" calcext:value-type="float">
            <text:p>0.0825948</text:p>
          </table:table-cell>
          <table:table-cell table:formula="of:=[Sheet1_2.G9]" office:value-type="float" office:value="0.803225" calcext:value-type="float">
            <text:p>0.803225</text:p>
          </table:table-cell>
          <table:table-cell table:formula="of:=[Sheet1_2.H9]" office:value-type="float" office:value="0.65" calcext:value-type="float">
            <text:p>0.65</text:p>
          </table:table-cell>
          <table:table-cell table:formula="of:=SUM([.B9:.H9])/7" office:value-type="float" office:value="0.460432785714286" calcext:value-type="float">
            <text:p>0.4604327857</text:p>
          </table:table-cell>
          <table:table-cell table:formula="of:=POWER(PRODUCT([.B9:.H9]); 1/7)" office:value-type="float" office:value="0.27801567887038" calcext:value-type="float">
            <text:p>0.2780156789</text:p>
          </table:table-cell>
        </table:table-row>
        <table:table-row table:style-name="ro1">
          <table:table-cell table:formula="of:=[Sheet1_2.A10]" office:value-type="float" office:value="0.08" calcext:value-type="float">
            <text:p>0.08</text:p>
          </table:table-cell>
          <table:table-cell table:formula="of:=[Sheet1_2.B10]" office:value-type="float" office:value="0.630435" calcext:value-type="float">
            <text:p>0.630435</text:p>
          </table:table-cell>
          <table:table-cell table:formula="of:=[Sheet1_2.C10]" office:value-type="float" office:value="0.755556" calcext:value-type="float">
            <text:p>0.755556</text:p>
          </table:table-cell>
          <table:table-cell table:formula="of:=[Sheet1_2.D10]" office:value-type="float" office:value="0.143421" calcext:value-type="float">
            <text:p>0.143421</text:p>
          </table:table-cell>
          <table:table-cell table:formula="of:=[Sheet1_2.E10]" office:value-type="float" office:value="0.201878" calcext:value-type="float">
            <text:p>0.201878</text:p>
          </table:table-cell>
          <table:table-cell table:formula="of:=[Sheet1_2.F10]" office:value-type="float" office:value="0.0956555" calcext:value-type="float">
            <text:p>0.0956555</text:p>
          </table:table-cell>
          <table:table-cell table:formula="of:=[Sheet1_2.G10]" office:value-type="float" office:value="0.803225" calcext:value-type="float">
            <text:p>0.803225</text:p>
          </table:table-cell>
          <table:table-cell table:formula="of:=[Sheet1_2.H10]" office:value-type="float" office:value="0.6" calcext:value-type="float">
            <text:p>0.6</text:p>
          </table:table-cell>
          <table:table-cell table:formula="of:=SUM([.B10:.H10])/7" office:value-type="float" office:value="0.461452928571429" calcext:value-type="float">
            <text:p>0.4614529286</text:p>
          </table:table-cell>
          <table:table-cell table:formula="of:=POWER(PRODUCT([.B10:.H10]); 1/7)" office:value-type="float" office:value="0.349405381584281" calcext:value-type="float">
            <text:p>0.3494053816</text:p>
          </table:table-cell>
        </table:table-row>
        <table:table-row table:style-name="ro1">
          <table:table-cell table:formula="of:=[Sheet1_2.A11]" office:value-type="float" office:value="0.09" calcext:value-type="float">
            <text:p>0.09</text:p>
          </table:table-cell>
          <table:table-cell table:formula="of:=[Sheet1_2.B11]" office:value-type="float" office:value="0.640449" calcext:value-type="float">
            <text:p>0.640449</text:p>
          </table:table-cell>
          <table:table-cell table:formula="of:=[Sheet1_2.C11]" office:value-type="float" office:value="0.795455" calcext:value-type="float">
            <text:p>0.795455</text:p>
          </table:table-cell>
          <table:table-cell table:formula="of:=[Sheet1_2.D11]" office:value-type="float" office:value="0.135444" calcext:value-type="float">
            <text:p>0.135444</text:p>
          </table:table-cell>
          <table:table-cell table:formula="of:=[Sheet1_2.E11]" office:value-type="float" office:value="0.235795" calcext:value-type="float">
            <text:p>0.235795</text:p>
          </table:table-cell>
          <table:table-cell table:formula="of:=[Sheet1_2.F11]" office:value-type="float" office:value="0.0981708" calcext:value-type="float">
            <text:p>0.0981708</text:p>
          </table:table-cell>
          <table:table-cell table:formula="of:=[Sheet1_2.G11]" office:value-type="float" office:value="0.803225" calcext:value-type="float">
            <text:p>0.803225</text:p>
          </table:table-cell>
          <table:table-cell table:formula="of:=[Sheet1_2.H11]" office:value-type="float" office:value="0.55" calcext:value-type="float">
            <text:p>0.55</text:p>
          </table:table-cell>
          <table:table-cell table:formula="of:=SUM([.B11:.H11])/7" office:value-type="float" office:value="0.465505542857143" calcext:value-type="float">
            <text:p>0.4655055429</text:p>
          </table:table-cell>
          <table:table-cell table:formula="of:=POWER(PRODUCT([.B11:.H11]); 1/7)" office:value-type="float" office:value="0.354647318984118" calcext:value-type="float">
            <text:p>0.354647319</text:p>
          </table:table-cell>
        </table:table-row>
        <table:table-row table:style-name="ro1">
          <table:table-cell table:formula="of:=[Sheet1_2.A12]" office:value-type="float" office:value="0.1" calcext:value-type="float">
            <text:p>0.1</text:p>
          </table:table-cell>
          <table:table-cell table:formula="of:=[Sheet1_2.B12]" office:value-type="float" office:value="0.688889" calcext:value-type="float">
            <text:p>0.688889</text:p>
          </table:table-cell>
          <table:table-cell table:formula="of:=[Sheet1_2.C12]" office:value-type="float" office:value="0.814433" calcext:value-type="float">
            <text:p>0.814433</text:p>
          </table:table-cell>
          <table:table-cell table:formula="of:=[Sheet1_2.D12]" office:value-type="float" office:value="0.104468" calcext:value-type="float">
            <text:p>0.104468</text:p>
          </table:table-cell>
          <table:table-cell table:formula="of:=[Sheet1_2.E12]" office:value-type="float" office:value="0.242775" calcext:value-type="float">
            <text:p>0.242775</text:p>
          </table:table-cell>
          <table:table-cell table:formula="of:=[Sheet1_2.F12]" office:value-type="float" office:value="0.0843369" calcext:value-type="float">
            <text:p>0.0843369</text:p>
          </table:table-cell>
          <table:table-cell table:formula="of:=[Sheet1_2.G12]" office:value-type="float" office:value="0.803225" calcext:value-type="float">
            <text:p>0.803225</text:p>
          </table:table-cell>
          <table:table-cell table:formula="of:=[Sheet1_2.H12]" office:value-type="float" office:value="0.5" calcext:value-type="float">
            <text:p>0.5</text:p>
          </table:table-cell>
          <table:table-cell table:formula="of:=SUM([.B12:.H12])/7" office:value-type="float" office:value="0.462589557142857" calcext:value-type="float">
            <text:p>0.4625895571</text:p>
          </table:table-cell>
          <table:table-cell table:formula="of:=POWER(PRODUCT([.B12:.H12]); 1/7)" office:value-type="float" office:value="0.335849916302559" calcext:value-type="float">
            <text:p>0.3358499163</text:p>
          </table:table-cell>
        </table:table-row>
        <table:table-row table:style-name="ro1">
          <table:table-cell table:formula="of:=[Sheet1_2.A13]" office:value-type="float" office:value="0.11" calcext:value-type="float">
            <text:p>0.11</text:p>
          </table:table-cell>
          <table:table-cell table:formula="of:=[Sheet1_2.B13]" office:value-type="float" office:value="0.719101" calcext:value-type="float">
            <text:p>0.719101</text:p>
          </table:table-cell>
          <table:table-cell table:formula="of:=[Sheet1_2.C13]" office:value-type="float" office:value="0.808511" calcext:value-type="float">
            <text:p>0.808511</text:p>
          </table:table-cell>
          <table:table-cell table:formula="of:=[Sheet1_2.D13]" office:value-type="float" office:value="0.0912277" calcext:value-type="float">
            <text:p>0.0912277</text:p>
          </table:table-cell>
          <table:table-cell table:formula="of:=[Sheet1_2.E13]" office:value-type="float" office:value="0.255385" calcext:value-type="float">
            <text:p>0.255385</text:p>
          </table:table-cell>
          <table:table-cell table:formula="of:=[Sheet1_2.F13]" office:value-type="float" office:value="0.0884846" calcext:value-type="float">
            <text:p>0.0884846</text:p>
          </table:table-cell>
          <table:table-cell table:formula="of:=[Sheet1_2.G13]" office:value-type="float" office:value="0.803225" calcext:value-type="float">
            <text:p>0.803225</text:p>
          </table:table-cell>
          <table:table-cell table:formula="of:=[Sheet1_2.H13]" office:value-type="float" office:value="0.45" calcext:value-type="float">
            <text:p>0.45</text:p>
          </table:table-cell>
          <table:table-cell table:formula="of:=SUM([.B13:.H13])/7" office:value-type="float" office:value="0.459419185714286" calcext:value-type="float">
            <text:p>0.4594191857</text:p>
          </table:table-cell>
          <table:table-cell table:formula="of:=POWER(PRODUCT([.B13:.H13]); 1/7)" office:value-type="float" office:value="0.330773543430612" calcext:value-type="float">
            <text:p>0.3307735434</text:p>
          </table:table-cell>
        </table:table-row>
        <table:table-row table:style-name="ro1">
          <table:table-cell table:formula="of:=[Sheet1_2.A14]" office:value-type="float" office:value="0.12" calcext:value-type="float">
            <text:p>0.12</text:p>
          </table:table-cell>
          <table:table-cell table:formula="of:=[Sheet1_2.B14]" office:value-type="float" office:value="0.763441" calcext:value-type="float">
            <text:p>0.763441</text:p>
          </table:table-cell>
          <table:table-cell table:formula="of:=[Sheet1_2.C14]" office:value-type="float" office:value="0.876289" calcext:value-type="float">
            <text:p>0.876289</text:p>
          </table:table-cell>
          <table:table-cell table:formula="of:=[Sheet1_2.D14]" office:value-type="float" office:value="0.178826" calcext:value-type="float">
            <text:p>0.178826</text:p>
          </table:table-cell>
          <table:table-cell table:formula="of:=[Sheet1_2.E14]" office:value-type="float" office:value="0.267692" calcext:value-type="float">
            <text:p>0.267692</text:p>
          </table:table-cell>
          <table:table-cell table:formula="of:=[Sheet1_2.F14]" office:value-type="float" office:value="0.0845177" calcext:value-type="float">
            <text:p>0.0845177</text:p>
          </table:table-cell>
          <table:table-cell table:formula="of:=[Sheet1_2.G14]" office:value-type="float" office:value="0.803225" calcext:value-type="float">
            <text:p>0.803225</text:p>
          </table:table-cell>
          <table:table-cell table:formula="of:=[Sheet1_2.H14]" office:value-type="float" office:value="0.4" calcext:value-type="float">
            <text:p>0.4</text:p>
          </table:table-cell>
          <table:table-cell table:formula="of:=SUM([.B14:.H14])/7" office:value-type="float" office:value="0.481998671428571" calcext:value-type="float">
            <text:p>0.4819986714</text:p>
          </table:table-cell>
          <table:table-cell table:formula="of:=POWER(PRODUCT([.B14:.H14]); 1/7)" office:value-type="float" office:value="0.365394467699392" calcext:value-type="float">
            <text:p>0.3653944677</text:p>
          </table:table-cell>
        </table:table-row>
        <table:table-row table:style-name="ro1">
          <table:table-cell table:formula="of:=[Sheet1_2.A15]" office:value-type="float" office:value="0.13" calcext:value-type="float">
            <text:p>0.13</text:p>
          </table:table-cell>
          <table:table-cell table:formula="of:=[Sheet1_2.B15]" office:value-type="float" office:value="0.797872" calcext:value-type="float">
            <text:p>0.797872</text:p>
          </table:table-cell>
          <table:table-cell table:formula="of:=[Sheet1_2.C15]" office:value-type="float" office:value="0.865979" calcext:value-type="float">
            <text:p>0.865979</text:p>
          </table:table-cell>
          <table:table-cell table:formula="of:=[Sheet1_2.D15]" office:value-type="float" office:value="0.102739" calcext:value-type="float">
            <text:p>0.102739</text:p>
          </table:table-cell>
          <table:table-cell table:formula="of:=[Sheet1_2.E15]" office:value-type="float" office:value="0.283019" calcext:value-type="float">
            <text:p>0.283019</text:p>
          </table:table-cell>
          <table:table-cell table:formula="of:=[Sheet1_2.F15]" office:value-type="float" office:value="0.0905181" calcext:value-type="float">
            <text:p>0.0905181</text:p>
          </table:table-cell>
          <table:table-cell table:formula="of:=[Sheet1_2.G15]" office:value-type="float" office:value="0.803225" calcext:value-type="float">
            <text:p>0.803225</text:p>
          </table:table-cell>
          <table:table-cell table:formula="of:=[Sheet1_2.H15]" office:value-type="float" office:value="0.35" calcext:value-type="float">
            <text:p>0.35</text:p>
          </table:table-cell>
          <table:table-cell table:formula="of:=SUM([.B15:.H15])/7" office:value-type="float" office:value="0.470478871428571" calcext:value-type="float">
            <text:p>0.4704788714</text:p>
          </table:table-cell>
          <table:table-cell table:formula="of:=POWER(PRODUCT([.B15:.H15]); 1/7)" office:value-type="float" office:value="0.338691736192786" calcext:value-type="float">
            <text:p>0.3386917362</text:p>
          </table:table-cell>
        </table:table-row>
        <table:table-row table:style-name="ro1">
          <table:table-cell table:formula="of:=[Sheet1_2.A16]" office:value-type="float" office:value="0.14" calcext:value-type="float">
            <text:p>0.14</text:p>
          </table:table-cell>
          <table:table-cell table:formula="of:=[Sheet1_2.B16]" office:value-type="float" office:value="0.8" calcext:value-type="float">
            <text:p>0.8</text:p>
          </table:table-cell>
          <table:table-cell table:formula="of:=[Sheet1_2.C16]" office:value-type="float" office:value="0.810526" calcext:value-type="float">
            <text:p>0.810526</text:p>
          </table:table-cell>
          <table:table-cell table:formula="of:=[Sheet1_2.D16]" office:value-type="float" office:value="0.118466" calcext:value-type="float">
            <text:p>0.118466</text:p>
          </table:table-cell>
          <table:table-cell table:formula="of:=[Sheet1_2.E16]" office:value-type="float" office:value="0.277259" calcext:value-type="float">
            <text:p>0.277259</text:p>
          </table:table-cell>
          <table:table-cell table:formula="of:=[Sheet1_2.F16]" office:value-type="float" office:value="0.0857973" calcext:value-type="float">
            <text:p>0.0857973</text:p>
          </table:table-cell>
          <table:table-cell table:formula="of:=[Sheet1_2.G16]" office:value-type="float" office:value="0.803225" calcext:value-type="float">
            <text:p>0.803225</text:p>
          </table:table-cell>
          <table:table-cell table:formula="of:=[Sheet1_2.H16]" office:value-type="float" office:value="0.3" calcext:value-type="float">
            <text:p>0.3</text:p>
          </table:table-cell>
          <table:table-cell table:formula="of:=SUM([.B16:.H16])/7" office:value-type="float" office:value="0.456467614285714" calcext:value-type="float">
            <text:p>0.4564676143</text:p>
          </table:table-cell>
          <table:table-cell table:formula="of:=POWER(PRODUCT([.B16:.H16]); 1/7)" office:value-type="float" office:value="0.331541840447383" calcext:value-type="float">
            <text:p>0.3315418404</text:p>
          </table:table-cell>
        </table:table-row>
        <table:table-row table:style-name="ro1">
          <table:table-cell table:formula="of:=[Sheet1_2.A17]" office:value-type="float" office:value="0.15" calcext:value-type="float">
            <text:p>0.15</text:p>
          </table:table-cell>
          <table:table-cell table:formula="of:=[Sheet1_2.B17]" office:value-type="float" office:value="0.797872" calcext:value-type="float">
            <text:p>0.797872</text:p>
          </table:table-cell>
          <table:table-cell table:formula="of:=[Sheet1_2.C17]" office:value-type="float" office:value="0.875" calcext:value-type="float">
            <text:p>0.875</text:p>
          </table:table-cell>
          <table:table-cell table:formula="of:=[Sheet1_2.D17]" office:value-type="float" office:value="0.162221" calcext:value-type="float">
            <text:p>0.162221</text:p>
          </table:table-cell>
          <table:table-cell table:formula="of:=[Sheet1_2.E17]" office:value-type="float" office:value="0.271028" calcext:value-type="float">
            <text:p>0.271028</text:p>
          </table:table-cell>
          <table:table-cell table:formula="of:=[Sheet1_2.F17]" office:value-type="float" office:value="0.0861277" calcext:value-type="float">
            <text:p>0.0861277</text:p>
          </table:table-cell>
          <table:table-cell table:formula="of:=[Sheet1_2.G17]" office:value-type="float" office:value="0.803225" calcext:value-type="float">
            <text:p>0.803225</text:p>
          </table:table-cell>
          <table:table-cell table:formula="of:=[Sheet1_2.H17]" office:value-type="float" office:value="0.25" calcext:value-type="float">
            <text:p>0.25</text:p>
          </table:table-cell>
          <table:table-cell table:formula="of:=SUM([.B17:.H17])/7" office:value-type="float" office:value="0.4636391" calcext:value-type="float">
            <text:p>0.4636391</text:p>
          </table:table-cell>
          <table:table-cell table:formula="of:=POWER(PRODUCT([.B17:.H17]); 1/7)" office:value-type="float" office:value="0.340518231875565" calcext:value-type="float">
            <text:p>0.3405182319</text:p>
          </table:table-cell>
        </table:table-row>
        <table:table-row table:style-name="ro1">
          <table:table-cell table:formula="of:=[Sheet1_2.A18]" office:value-type="float" office:value="0.16" calcext:value-type="float">
            <text:p>0.16</text:p>
          </table:table-cell>
          <table:table-cell table:formula="of:=[Sheet1_2.B18]" office:value-type="float" office:value="0.776596" calcext:value-type="float">
            <text:p>0.776596</text:p>
          </table:table-cell>
          <table:table-cell table:formula="of:=[Sheet1_2.C18]" office:value-type="float" office:value="0.896907" calcext:value-type="float">
            <text:p>0.896907</text:p>
          </table:table-cell>
          <table:table-cell table:formula="of:=[Sheet1_2.D18]" office:value-type="float" office:value="0.11877" calcext:value-type="float">
            <text:p>0.11877</text:p>
          </table:table-cell>
          <table:table-cell table:formula="of:=[Sheet1_2.E18]" office:value-type="float" office:value="0.27673" calcext:value-type="float">
            <text:p>0.27673</text:p>
          </table:table-cell>
          <table:table-cell table:formula="of:=[Sheet1_2.F18]" office:value-type="float" office:value="0.0868339" calcext:value-type="float">
            <text:p>0.0868339</text:p>
          </table:table-cell>
          <table:table-cell table:formula="of:=[Sheet1_2.G18]" office:value-type="float" office:value="0.803225" calcext:value-type="float">
            <text:p>0.803225</text:p>
          </table:table-cell>
          <table:table-cell table:formula="of:=[Sheet1_2.H18]" office:value-type="float" office:value="0.2" calcext:value-type="float">
            <text:p>0.2</text:p>
          </table:table-cell>
          <table:table-cell table:formula="of:=SUM([.B18:.H18])/7" office:value-type="float" office:value="0.451294557142857" calcext:value-type="float">
            <text:p>0.4512945571</text:p>
          </table:table-cell>
          <table:table-cell table:formula="of:=POWER(PRODUCT([.B18:.H18]); 1/7)" office:value-type="float" office:value="0.316671419560715" calcext:value-type="float">
            <text:p>0.3166714196</text:p>
          </table:table-cell>
        </table:table-row>
        <table:table-row table:style-name="ro1">
          <table:table-cell table:formula="of:=[Sheet1_2.A19]" office:value-type="float" office:value="0.17" calcext:value-type="float">
            <text:p>0.17</text:p>
          </table:table-cell>
          <table:table-cell table:formula="of:=[Sheet1_2.B19]" office:value-type="float" office:value="0.789474" calcext:value-type="float">
            <text:p>0.789474</text:p>
          </table:table-cell>
          <table:table-cell table:formula="of:=[Sheet1_2.C19]" office:value-type="float" office:value="0.927083" calcext:value-type="float">
            <text:p>0.927083</text:p>
          </table:table-cell>
          <table:table-cell table:formula="of:=[Sheet1_2.D19]" office:value-type="float" office:value="0.116305" calcext:value-type="float">
            <text:p>0.116305</text:p>
          </table:table-cell>
          <table:table-cell table:formula="of:=[Sheet1_2.E19]" office:value-type="float" office:value="0.280255" calcext:value-type="float">
            <text:p>0.280255</text:p>
          </table:table-cell>
          <table:table-cell table:formula="of:=[Sheet1_2.F19]" office:value-type="float" office:value="0.0865237" calcext:value-type="float">
            <text:p>0.0865237</text:p>
          </table:table-cell>
          <table:table-cell table:formula="of:=[Sheet1_2.G19]" office:value-type="float" office:value="0.803225" calcext:value-type="float">
            <text:p>0.803225</text:p>
          </table:table-cell>
          <table:table-cell table:formula="of:=[Sheet1_2.H19]" office:value-type="float" office:value="0.15" calcext:value-type="float">
            <text:p>0.15</text:p>
          </table:table-cell>
          <table:table-cell table:formula="of:=SUM([.B19:.H19])/7" office:value-type="float" office:value="0.450409385714286" calcext:value-type="float">
            <text:p>0.4504093857</text:p>
          </table:table-cell>
          <table:table-cell table:formula="of:=POWER(PRODUCT([.B19:.H19]); 1/7)" office:value-type="float" office:value="0.305559623492091" calcext:value-type="float">
            <text:p>0.3055596235</text:p>
          </table:table-cell>
        </table:table-row>
        <table:table-row table:style-name="ro1">
          <table:table-cell table:formula="of:=[Sheet1_2.A20]" office:value-type="float" office:value="0.18" calcext:value-type="float">
            <text:p>0.18</text:p>
          </table:table-cell>
          <table:table-cell table:formula="of:=[Sheet1_2.B20]" office:value-type="float" office:value="0.810526" calcext:value-type="float">
            <text:p>0.810526</text:p>
          </table:table-cell>
          <table:table-cell table:formula="of:=[Sheet1_2.C20]" office:value-type="float" office:value="0.88172" calcext:value-type="float">
            <text:p>0.88172</text:p>
          </table:table-cell>
          <table:table-cell table:formula="of:=[Sheet1_2.D20]" office:value-type="float" office:value="0.12856" calcext:value-type="float">
            <text:p>0.12856</text:p>
          </table:table-cell>
          <table:table-cell table:formula="of:=[Sheet1_2.E20]" office:value-type="float" office:value="0.287975" calcext:value-type="float">
            <text:p>0.287975</text:p>
          </table:table-cell>
          <table:table-cell table:formula="of:=[Sheet1_2.F20]" office:value-type="float" office:value="0.08405" calcext:value-type="float">
            <text:p>0.08405</text:p>
          </table:table-cell>
          <table:table-cell table:formula="of:=[Sheet1_2.G20]" office:value-type="float" office:value="0.803225" calcext:value-type="float">
            <text:p>0.803225</text:p>
          </table:table-cell>
          <table:table-cell table:formula="of:=[Sheet1_2.H20]" office:value-type="float" office:value="0.1" calcext:value-type="float">
            <text:p>0.1</text:p>
          </table:table-cell>
          <table:table-cell table:formula="of:=SUM([.B20:.H20])/7" office:value-type="float" office:value="0.442293714285714" calcext:value-type="float">
            <text:p>0.4422937143</text:p>
          </table:table-cell>
          <table:table-cell table:formula="of:=POWER(PRODUCT([.B20:.H20]); 1/7)" office:value-type="float" office:value="0.291448543815668" calcext:value-type="float">
            <text:p>0.2914485438</text:p>
          </table:table-cell>
        </table:table-row>
        <table:table-row table:style-name="ro1">
          <table:table-cell table:formula="of:=[Sheet1_2.A21]" office:value-type="float" office:value="0.19" calcext:value-type="float">
            <text:p>0.19</text:p>
          </table:table-cell>
          <table:table-cell table:formula="of:=[Sheet1_2.B21]" office:value-type="float" office:value="0.797872" calcext:value-type="float">
            <text:p>0.797872</text:p>
          </table:table-cell>
          <table:table-cell table:formula="of:=[Sheet1_2.C21]" office:value-type="float" office:value="0.876289" calcext:value-type="float">
            <text:p>0.876289</text:p>
          </table:table-cell>
          <table:table-cell table:formula="of:=[Sheet1_2.D21]" office:value-type="float" office:value="0.106234" calcext:value-type="float">
            <text:p>0.106234</text:p>
          </table:table-cell>
          <table:table-cell table:formula="of:=[Sheet1_2.E21]" office:value-type="float" office:value="0.283439" calcext:value-type="float">
            <text:p>0.283439</text:p>
          </table:table-cell>
          <table:table-cell table:formula="of:=[Sheet1_2.F21]" office:value-type="float" office:value="0.0875981" calcext:value-type="float">
            <text:p>0.0875981</text:p>
          </table:table-cell>
          <table:table-cell table:formula="of:=[Sheet1_2.G21]" office:value-type="float" office:value="0.803225" calcext:value-type="float">
            <text:p>0.803225</text:p>
          </table:table-cell>
          <table:table-cell table:formula="of:=[Sheet1_2.H21]" office:value-type="float" office:value="0.05" calcext:value-type="float">
            <text:p>0.05</text:p>
          </table:table-cell>
          <table:table-cell table:formula="of:=SUM([.B21:.H21])/7" office:value-type="float" office:value="0.429236728571429" calcext:value-type="float">
            <text:p>0.4292367286</text:p>
          </table:table-cell>
          <table:table-cell table:formula="of:=POWER(PRODUCT([.B21:.H21]); 1/7)" office:value-type="float" office:value="0.25700623646723" calcext:value-type="float">
            <text:p>0.2570062365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weight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25" calcext:value-type="float">
            <text:p>0.2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sum</text:p>
          </table:table-cell>
          <table:table-cell table:formula="of:=SUM([.B23:.H23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# length</text:p>
          </table:table-cell>
          <table:table-cell office:value-type="string" calcext:value-type="string">
            <text:p><text:s/>success</text:p>
          </table:table-cell>
          <table:table-cell office:value-type="string" calcext:value-type="string">
            <text:p><text:s/>robustness</text:p>
          </table:table-cell>
          <table:table-cell office:value-type="string" calcext:value-type="string">
            <text:p><text:s/>alignment</text:p>
          </table:table-cell>
          <table:table-cell office:value-type="string" calcext:value-type="string">
            <text:p><text:s/>coverage</text:p>
          </table:table-cell>
          <table:table-cell office:value-type="string" calcext:value-type="string">
            <text:p><text:s/>wrench</text:p>
          </table:table-cell>
          <table:table-cell office:value-type="string" calcext:value-type="string">
            <text:p><text:s/>stress</text:p>
          </table:table-cell>
          <table:table-cell office:value-type="string" calcext:value-type="string">
            <text:p><text:s/>volume</text:p>
          </table:table-cell>
          <table:table-cell office:value-type="string" calcext:value-type="string">
            <text:p><text:s/>qsum</text:p>
          </table:table-cell>
          <table:table-cell office:value-type="string" calcext:value-type="string">
            <text:p><text:s/>qlog</text:p>
          </table:table-cell>
        </table:table-row>
        <table:table-row table:style-name="ro1">
          <table:table-cell table:formula="of:=[.A2]" office:value-type="float" office:value="0" calcext:value-type="float">
            <text:p>0</text:p>
          </table:table-cell>
          <table:table-cell table:formula="of:=POWER([.B2];[.B$23])" office:value-type="float" office:value="0" calcext:value-type="float">
            <text:p>0</text:p>
          </table:table-cell>
          <table:table-cell table:formula="of:=POWER([.C2];[.C$23])" office:value-type="float" office:value="0" calcext:value-type="float">
            <text:p>0</text:p>
          </table:table-cell>
          <table:table-cell table:formula="of:=POWER([.D2];[.D$23])" office:value-type="float" office:value="0" calcext:value-type="float">
            <text:p>0</text:p>
          </table:table-cell>
          <table:table-cell table:formula="of:=POWER([.E2];[.E$23])" office:value-type="float" office:value="0" calcext:value-type="float">
            <text:p>0</text:p>
          </table:table-cell>
          <table:table-cell table:formula="of:=POWER([.F2];[.F$23])" office:value-type="float" office:value="0" calcext:value-type="float">
            <text:p>0</text:p>
          </table:table-cell>
          <table:table-cell table:formula="of:=POWER([.G2];[.G$23])" office:value-type="float" office:value="1" calcext:value-type="float">
            <text:p>1</text:p>
          </table:table-cell>
          <table:table-cell table:formula="of:=POWER([.H2];[.H$23])" office:value-type="float" office:value="1" calcext:value-type="float">
            <text:p>1</text:p>
          </table:table-cell>
          <table:table-cell table:formula="of:=SUM([.B25:.H25])/[.$J$23]" office:value-type="float" office:value="0.4" calcext:value-type="float">
            <text:p>0.4</text:p>
          </table:table-cell>
          <table:table-cell table:formula="of:=POWER(PRODUCT([.B25:.H25]); 1/[.$J$23])" office:value-type="float" office:value="0" calcext:value-type="float">
            <text:p>0</text:p>
          </table:table-cell>
        </table:table-row>
        <table:table-row table:style-name="ro1">
          <table:table-cell table:formula="of:=[.A3]" office:value-type="float" office:value="0.01" calcext:value-type="float">
            <text:p>0.01</text:p>
          </table:table-cell>
          <table:table-cell table:formula="of:=POWER([.B3];[.B$23])" office:value-type="float" office:value="0" calcext:value-type="float">
            <text:p>0</text:p>
          </table:table-cell>
          <table:table-cell table:formula="of:=POWER([.C3];[.C$23])" office:value-type="float" office:value="0" calcext:value-type="float">
            <text:p>0</text:p>
          </table:table-cell>
          <table:table-cell table:formula="of:=POWER([.D3];[.D$23])" office:value-type="float" office:value="0" calcext:value-type="float">
            <text:p>0</text:p>
          </table:table-cell>
          <table:table-cell table:formula="of:=POWER([.E3];[.E$23])" office:value-type="float" office:value="0" calcext:value-type="float">
            <text:p>0</text:p>
          </table:table-cell>
          <table:table-cell table:formula="of:=POWER([.F3];[.F$23])" office:value-type="float" office:value="0" calcext:value-type="float">
            <text:p>0</text:p>
          </table:table-cell>
          <table:table-cell table:formula="of:=POWER([.G3];[.G$23])" office:value-type="float" office:value="0.803225" calcext:value-type="float">
            <text:p>0.803225</text:p>
          </table:table-cell>
          <table:table-cell table:formula="of:=POWER([.H3];[.H$23])" office:value-type="float" office:value="0.974679434480896" calcext:value-type="float">
            <text:p>0.9746794345</text:p>
          </table:table-cell>
          <table:table-cell table:formula="of:=SUM([.B26:.H26])/[.$J$23]" office:value-type="float" office:value="0.355580886896179" calcext:value-type="float">
            <text:p>0.3555808869</text:p>
          </table:table-cell>
          <table:table-cell table:formula="of:=POWER(PRODUCT([.B26:.H26]); 1/[.$J$23])" office:value-type="float" office:value="0" calcext:value-type="float">
            <text:p>0</text:p>
          </table:table-cell>
        </table:table-row>
        <table:table-row table:style-name="ro1">
          <table:table-cell table:formula="of:=[.A4]" office:value-type="float" office:value="0.02" calcext:value-type="float">
            <text:p>0.02</text:p>
          </table:table-cell>
          <table:table-cell table:formula="of:=POWER([.B4];[.B$23])" office:value-type="float" office:value="0" calcext:value-type="float">
            <text:p>0</text:p>
          </table:table-cell>
          <table:table-cell table:formula="of:=POWER([.C4];[.C$23])" office:value-type="float" office:value="0" calcext:value-type="float">
            <text:p>0</text:p>
          </table:table-cell>
          <table:table-cell table:formula="of:=POWER([.D4];[.D$23])" office:value-type="float" office:value="0" calcext:value-type="float">
            <text:p>0</text:p>
          </table:table-cell>
          <table:table-cell table:formula="of:=POWER([.E4];[.E$23])" office:value-type="float" office:value="0" calcext:value-type="float">
            <text:p>0</text:p>
          </table:table-cell>
          <table:table-cell table:formula="of:=POWER([.F4];[.F$23])" office:value-type="float" office:value="0" calcext:value-type="float">
            <text:p>0</text:p>
          </table:table-cell>
          <table:table-cell table:formula="of:=POWER([.G4];[.G$23])" office:value-type="float" office:value="0.803225" calcext:value-type="float">
            <text:p>0.803225</text:p>
          </table:table-cell>
          <table:table-cell table:formula="of:=POWER([.H4];[.H$23])" office:value-type="float" office:value="0.948683298050514" calcext:value-type="float">
            <text:p>0.9486832981</text:p>
          </table:table-cell>
          <table:table-cell table:formula="of:=SUM([.B27:.H27])/[.$J$23]" office:value-type="float" office:value="0.350381659610103" calcext:value-type="float">
            <text:p>0.3503816596</text:p>
          </table:table-cell>
          <table:table-cell table:formula="of:=POWER(PRODUCT([.B27:.H27]); 1/[.$J$23])" office:value-type="float" office:value="0" calcext:value-type="float">
            <text:p>0</text:p>
          </table:table-cell>
        </table:table-row>
        <table:table-row table:style-name="ro1">
          <table:table-cell table:formula="of:=[.A5]" office:value-type="float" office:value="0.03" calcext:value-type="float">
            <text:p>0.03</text:p>
          </table:table-cell>
          <table:table-cell table:formula="of:=POWER([.B5];[.B$23])" office:value-type="float" office:value="0.87234" calcext:value-type="float">
            <text:p>0.87234</text:p>
          </table:table-cell>
          <table:table-cell table:formula="of:=POWER([.C5];[.C$23])" office:value-type="float" office:value="0.866025403784439" calcext:value-type="float">
            <text:p>0.8660254038</text:p>
          </table:table-cell>
          <table:table-cell table:formula="of:=POWER([.D5];[.D$23])" office:value-type="float" office:value="0.443915138919824" calcext:value-type="float">
            <text:p>0.4439151389</text:p>
          </table:table-cell>
          <table:table-cell table:formula="of:=POWER([.E5];[.E$23])" office:value-type="float" office:value="0.00251067" calcext:value-type="float">
            <text:p>0.00251067</text:p>
          </table:table-cell>
          <table:table-cell table:formula="of:=POWER([.F5];[.F$23])" office:value-type="float" office:value="0.0539944" calcext:value-type="float">
            <text:p>0.0539944</text:p>
          </table:table-cell>
          <table:table-cell table:formula="of:=POWER([.G5];[.G$23])" office:value-type="float" office:value="0.803225" calcext:value-type="float">
            <text:p>0.803225</text:p>
          </table:table-cell>
          <table:table-cell table:formula="of:=POWER([.H5];[.H$23])" office:value-type="float" office:value="0.921954445729289" calcext:value-type="float">
            <text:p>0.9219544457</text:p>
          </table:table-cell>
          <table:table-cell table:formula="of:=SUM([.B28:.H28])/[.$J$23]" office:value-type="float" office:value="0.79279301168671" calcext:value-type="float">
            <text:p>0.7927930117</text:p>
          </table:table-cell>
          <table:table-cell table:formula="of:=POWER(PRODUCT([.B28:.H28]); 1/[.$J$23])" office:value-type="float" office:value="0.127479479482003" calcext:value-type="float">
            <text:p>0.1274794795</text:p>
          </table:table-cell>
        </table:table-row>
        <table:table-row table:style-name="ro1">
          <table:table-cell table:formula="of:=[.A6]" office:value-type="float" office:value="0.04" calcext:value-type="float">
            <text:p>0.04</text:p>
          </table:table-cell>
          <table:table-cell table:formula="of:=POWER([.B6];[.B$23])" office:value-type="float" office:value="0.684211" calcext:value-type="float">
            <text:p>0.684211</text:p>
          </table:table-cell>
          <table:table-cell table:formula="of:=POWER([.C6];[.C$23])" office:value-type="float" office:value="0.914339840714429" calcext:value-type="float">
            <text:p>0.9143398407</text:p>
          </table:table-cell>
          <table:table-cell table:formula="of:=POWER([.D6];[.D$23])" office:value-type="float" office:value="0.38757087696332" calcext:value-type="float">
            <text:p>0.387570877</text:p>
          </table:table-cell>
          <table:table-cell table:formula="of:=POWER([.E6];[.E$23])" office:value-type="float" office:value="0.0285619" calcext:value-type="float">
            <text:p>0.0285619</text:p>
          </table:table-cell>
          <table:table-cell table:formula="of:=POWER([.F6];[.F$23])" office:value-type="float" office:value="0.0433827" calcext:value-type="float">
            <text:p>0.0433827</text:p>
          </table:table-cell>
          <table:table-cell table:formula="of:=POWER([.G6];[.G$23])" office:value-type="float" office:value="0.803225" calcext:value-type="float">
            <text:p>0.803225</text:p>
          </table:table-cell>
          <table:table-cell table:formula="of:=POWER([.H6];[.H$23])" office:value-type="float" office:value="0.894427190999916" calcext:value-type="float">
            <text:p>0.894427191</text:p>
          </table:table-cell>
          <table:table-cell table:formula="of:=SUM([.B29:.H29])/[.$J$23]" office:value-type="float" office:value="0.751143701735533" calcext:value-type="float">
            <text:p>0.7511437017</text:p>
          </table:table-cell>
          <table:table-cell table:formula="of:=POWER(PRODUCT([.B29:.H29]); 1/[.$J$23])" office:value-type="float" office:value="0.184853187124667" calcext:value-type="float">
            <text:p>0.1848531871</text:p>
          </table:table-cell>
        </table:table-row>
        <table:table-row table:style-name="ro1">
          <table:table-cell table:formula="of:=[.A7]" office:value-type="float" office:value="0.05" calcext:value-type="float">
            <text:p>0.05</text:p>
          </table:table-cell>
          <table:table-cell table:formula="of:=POWER([.B7];[.B$23])" office:value-type="float" office:value="0.648936" calcext:value-type="float">
            <text:p>0.648936</text:p>
          </table:table-cell>
          <table:table-cell table:formula="of:=POWER([.C7];[.C$23])" office:value-type="float" office:value="0.931474994298755" calcext:value-type="float">
            <text:p>0.9314749943</text:p>
          </table:table-cell>
          <table:table-cell table:formula="of:=POWER([.D7];[.D$23])" office:value-type="float" office:value="0.548289179067241" calcext:value-type="float">
            <text:p>0.5482891791</text:p>
          </table:table-cell>
          <table:table-cell table:formula="of:=POWER([.E7];[.E$23])" office:value-type="float" office:value="0.115637" calcext:value-type="float">
            <text:p>0.115637</text:p>
          </table:table-cell>
          <table:table-cell table:formula="of:=POWER([.F7];[.F$23])" office:value-type="float" office:value="0.070855" calcext:value-type="float">
            <text:p>0.070855</text:p>
          </table:table-cell>
          <table:table-cell table:formula="of:=POWER([.G7];[.G$23])" office:value-type="float" office:value="0.803225" calcext:value-type="float">
            <text:p>0.803225</text:p>
          </table:table-cell>
          <table:table-cell table:formula="of:=POWER([.H7];[.H$23])" office:value-type="float" office:value="0.866025403784439" calcext:value-type="float">
            <text:p>0.8660254038</text:p>
          </table:table-cell>
          <table:table-cell table:formula="of:=SUM([.B30:.H30])/[.$J$23]" office:value-type="float" office:value="0.796888515430087" calcext:value-type="float">
            <text:p>0.7968885154</text:p>
          </table:table-cell>
          <table:table-cell table:formula="of:=POWER(PRODUCT([.B30:.H30]); 1/[.$J$23])" office:value-type="float" office:value="0.2852617762217" calcext:value-type="float">
            <text:p>0.2852617762</text:p>
          </table:table-cell>
        </table:table-row>
        <table:table-row table:style-name="ro1">
          <table:table-cell table:formula="of:=[.A8]" office:value-type="float" office:value="0.06" calcext:value-type="float">
            <text:p>0.06</text:p>
          </table:table-cell>
          <table:table-cell table:formula="of:=POWER([.B8];[.B$23])" office:value-type="float" office:value="0.621053" calcext:value-type="float">
            <text:p>0.621053</text:p>
          </table:table-cell>
          <table:table-cell table:formula="of:=POWER([.C8];[.C$23])" office:value-type="float" office:value="0.920755802528911" calcext:value-type="float">
            <text:p>0.9207558025</text:p>
          </table:table-cell>
          <table:table-cell table:formula="of:=POWER([.D8];[.D$23])" office:value-type="float" office:value="0.468785282860628" calcext:value-type="float">
            <text:p>0.4687852829</text:p>
          </table:table-cell>
          <table:table-cell table:formula="of:=POWER([.E8];[.E$23])" office:value-type="float" office:value="0.161818" calcext:value-type="float">
            <text:p>0.161818</text:p>
          </table:table-cell>
          <table:table-cell table:formula="of:=POWER([.F8];[.F$23])" office:value-type="float" office:value="0.0741984" calcext:value-type="float">
            <text:p>0.0741984</text:p>
          </table:table-cell>
          <table:table-cell table:formula="of:=POWER([.G8];[.G$23])" office:value-type="float" office:value="0.803225" calcext:value-type="float">
            <text:p>0.803225</text:p>
          </table:table-cell>
          <table:table-cell table:formula="of:=POWER([.H8];[.H$23])" office:value-type="float" office:value="0.836660026534076" calcext:value-type="float">
            <text:p>0.8366600265</text:p>
          </table:table-cell>
          <table:table-cell table:formula="of:=SUM([.B31:.H31])/[.$J$23]" office:value-type="float" office:value="0.777299102384723" calcext:value-type="float">
            <text:p>0.7772991024</text:p>
          </table:table-cell>
          <table:table-cell table:formula="of:=POWER(PRODUCT([.B31:.H31]); 1/[.$J$23])" office:value-type="float" office:value="0.293096708167372" calcext:value-type="float">
            <text:p>0.2930967082</text:p>
          </table:table-cell>
        </table:table-row>
        <table:table-row table:style-name="ro1">
          <table:table-cell table:formula="of:=[.A9]" office:value-type="float" office:value="0.07" calcext:value-type="float">
            <text:p>0.07</text:p>
          </table:table-cell>
          <table:table-cell table:formula="of:=POWER([.B9];[.B$23])" office:value-type="float" office:value="0.586957" calcext:value-type="float">
            <text:p>0.586957</text:p>
          </table:table-cell>
          <table:table-cell table:formula="of:=POWER([.C9];[.C$23])" office:value-type="float" office:value="0.970642305602687" calcext:value-type="float">
            <text:p>0.9706423056</text:p>
          </table:table-cell>
          <table:table-cell table:formula="of:=POWER([.D9];[.D$23])" office:value-type="float" office:value="0.421486060952339" calcext:value-type="float">
            <text:p>0.421486061</text:p>
          </table:table-cell>
          <table:table-cell table:formula="of:=POWER([.E9];[.E$23])" office:value-type="float" office:value="0.181053" calcext:value-type="float">
            <text:p>0.181053</text:p>
          </table:table-cell>
          <table:table-cell table:formula="of:=POWER([.F9];[.F$23])" office:value-type="float" office:value="0.0825948" calcext:value-type="float">
            <text:p>0.0825948</text:p>
          </table:table-cell>
          <table:table-cell table:formula="of:=POWER([.G9];[.G$23])" office:value-type="float" office:value="0.803225" calcext:value-type="float">
            <text:p>0.803225</text:p>
          </table:table-cell>
          <table:table-cell table:formula="of:=POWER([.H9];[.H$23])" office:value-type="float" office:value="0.806225774829855" calcext:value-type="float">
            <text:p>0.8062257748</text:p>
          </table:table-cell>
          <table:table-cell table:formula="of:=SUM([.B32:.H32])/[.$J$23]" office:value-type="float" office:value="0.770436788276976" calcext:value-type="float">
            <text:p>0.7704367883</text:p>
          </table:table-cell>
          <table:table-cell table:formula="of:=POWER(PRODUCT([.B32:.H32]); 1/[.$J$23])" office:value-type="float" office:value="0.297372092735204" calcext:value-type="float">
            <text:p>0.2973720927</text:p>
          </table:table-cell>
        </table:table-row>
        <table:table-row table:style-name="ro1">
          <table:table-cell table:formula="of:=[.A10]" office:value-type="float" office:value="0.08" calcext:value-type="float">
            <text:p>0.08</text:p>
          </table:table-cell>
          <table:table-cell table:formula="of:=POWER([.B10];[.B$23])" office:value-type="float" office:value="0.630435" calcext:value-type="float">
            <text:p>0.630435</text:p>
          </table:table-cell>
          <table:table-cell table:formula="of:=POWER([.C10];[.C$23])" office:value-type="float" office:value="0.932323572058173" calcext:value-type="float">
            <text:p>0.9323235721</text:p>
          </table:table-cell>
          <table:table-cell table:formula="of:=POWER([.D10];[.D$23])" office:value-type="float" office:value="0.615393899316649" calcext:value-type="float">
            <text:p>0.6153938993</text:p>
          </table:table-cell>
          <table:table-cell table:formula="of:=POWER([.E10];[.E$23])" office:value-type="float" office:value="0.201878" calcext:value-type="float">
            <text:p>0.201878</text:p>
          </table:table-cell>
          <table:table-cell table:formula="of:=POWER([.F10];[.F$23])" office:value-type="float" office:value="0.0956555" calcext:value-type="float">
            <text:p>0.0956555</text:p>
          </table:table-cell>
          <table:table-cell table:formula="of:=POWER([.G10];[.G$23])" office:value-type="float" office:value="0.803225" calcext:value-type="float">
            <text:p>0.803225</text:p>
          </table:table-cell>
          <table:table-cell table:formula="of:=POWER([.H10];[.H$23])" office:value-type="float" office:value="0.774596669241483" calcext:value-type="float">
            <text:p>0.7745966692</text:p>
          </table:table-cell>
          <table:table-cell table:formula="of:=SUM([.B33:.H33])/[.$J$23]" office:value-type="float" office:value="0.810701528123261" calcext:value-type="float">
            <text:p>0.8107015281</text:p>
          </table:table-cell>
          <table:table-cell table:formula="of:=POWER(PRODUCT([.B33:.H33]); 1/[.$J$23])" office:value-type="float" office:value="0.336987964121586" calcext:value-type="float">
            <text:p>0.3369879641</text:p>
          </table:table-cell>
        </table:table-row>
        <table:table-row table:style-name="ro1">
          <table:table-cell table:formula="of:=[.A11]" office:value-type="float" office:value="0.09" calcext:value-type="float">
            <text:p>0.09</text:p>
          </table:table-cell>
          <table:table-cell table:formula="of:=POWER([.B11];[.B$23])" office:value-type="float" office:value="0.640449" calcext:value-type="float">
            <text:p>0.640449</text:p>
          </table:table-cell>
          <table:table-cell table:formula="of:=POWER([.C11];[.C$23])" office:value-type="float" office:value="0.944395489103693" calcext:value-type="float">
            <text:p>0.9443954891</text:p>
          </table:table-cell>
          <table:table-cell table:formula="of:=POWER([.D11];[.D$23])" office:value-type="float" office:value="0.606652431718383" calcext:value-type="float">
            <text:p>0.6066524317</text:p>
          </table:table-cell>
          <table:table-cell table:formula="of:=POWER([.E11];[.E$23])" office:value-type="float" office:value="0.235795" calcext:value-type="float">
            <text:p>0.235795</text:p>
          </table:table-cell>
          <table:table-cell table:formula="of:=POWER([.F11];[.F$23])" office:value-type="float" office:value="0.0981708" calcext:value-type="float">
            <text:p>0.0981708</text:p>
          </table:table-cell>
          <table:table-cell table:formula="of:=POWER([.G11];[.G$23])" office:value-type="float" office:value="0.803225" calcext:value-type="float">
            <text:p>0.803225</text:p>
          </table:table-cell>
          <table:table-cell table:formula="of:=POWER([.H11];[.H$23])" office:value-type="float" office:value="0.741619848709566" calcext:value-type="float">
            <text:p>0.7416198487</text:p>
          </table:table-cell>
          <table:table-cell table:formula="of:=SUM([.B34:.H34])/[.$J$23]" office:value-type="float" office:value="0.814061513906328" calcext:value-type="float">
            <text:p>0.8140615139</text:p>
          </table:table-cell>
          <table:table-cell table:formula="of:=POWER(PRODUCT([.B34:.H34]); 1/[.$J$23])" office:value-type="float" office:value="0.347394370522905" calcext:value-type="float">
            <text:p>0.3473943705</text:p>
          </table:table-cell>
        </table:table-row>
        <table:table-row table:style-name="ro1">
          <table:table-cell table:formula="of:=[.A12]" office:value-type="float" office:value="0.1" calcext:value-type="float">
            <text:p>0.1</text:p>
          </table:table-cell>
          <table:table-cell table:formula="of:=POWER([.B12];[.B$23])" office:value-type="float" office:value="0.688889" calcext:value-type="float">
            <text:p>0.688889</text:p>
          </table:table-cell>
          <table:table-cell table:formula="of:=POWER([.C12];[.C$23])" office:value-type="float" office:value="0.94997864048099" calcext:value-type="float">
            <text:p>0.9499786405</text:p>
          </table:table-cell>
          <table:table-cell table:formula="of:=POWER([.D12];[.D$23])" office:value-type="float" office:value="0.568520095209682" calcext:value-type="float">
            <text:p>0.5685200952</text:p>
          </table:table-cell>
          <table:table-cell table:formula="of:=POWER([.E12];[.E$23])" office:value-type="float" office:value="0.242775" calcext:value-type="float">
            <text:p>0.242775</text:p>
          </table:table-cell>
          <table:table-cell table:formula="of:=POWER([.F12];[.F$23])" office:value-type="float" office:value="0.0843369" calcext:value-type="float">
            <text:p>0.0843369</text:p>
          </table:table-cell>
          <table:table-cell table:formula="of:=POWER([.G12];[.G$23])" office:value-type="float" office:value="0.803225" calcext:value-type="float">
            <text:p>0.803225</text:p>
          </table:table-cell>
          <table:table-cell table:formula="of:=POWER([.H12];[.H$23])" office:value-type="float" office:value="0.707106781186548" calcext:value-type="float">
            <text:p>0.7071067812</text:p>
          </table:table-cell>
          <table:table-cell table:formula="of:=SUM([.B35:.H35])/[.$J$23]" office:value-type="float" office:value="0.808966283375444" calcext:value-type="float">
            <text:p>0.8089662834</text:p>
          </table:table-cell>
          <table:table-cell table:formula="of:=POWER(PRODUCT([.B35:.H35]); 1/[.$J$23])" office:value-type="float" office:value="0.336690254019791" calcext:value-type="float">
            <text:p>0.336690254</text:p>
          </table:table-cell>
        </table:table-row>
        <table:table-row table:style-name="ro1">
          <table:table-cell table:formula="of:=[.A13]" office:value-type="float" office:value="0.11" calcext:value-type="float">
            <text:p>0.11</text:p>
          </table:table-cell>
          <table:table-cell table:formula="of:=POWER([.B13];[.B$23])" office:value-type="float" office:value="0.719101" calcext:value-type="float">
            <text:p>0.719101</text:p>
          </table:table-cell>
          <table:table-cell table:formula="of:=POWER([.C13];[.C$23])" office:value-type="float" office:value="0.948247012788953" calcext:value-type="float">
            <text:p>0.9482470128</text:p>
          </table:table-cell>
          <table:table-cell table:formula="of:=POWER([.D13];[.D$23])" office:value-type="float" office:value="0.549580963882332" calcext:value-type="float">
            <text:p>0.5495809639</text:p>
          </table:table-cell>
          <table:table-cell table:formula="of:=POWER([.E13];[.E$23])" office:value-type="float" office:value="0.255385" calcext:value-type="float">
            <text:p>0.255385</text:p>
          </table:table-cell>
          <table:table-cell table:formula="of:=POWER([.F13];[.F$23])" office:value-type="float" office:value="0.0884846" calcext:value-type="float">
            <text:p>0.0884846</text:p>
          </table:table-cell>
          <table:table-cell table:formula="of:=POWER([.G13];[.G$23])" office:value-type="float" office:value="0.803225" calcext:value-type="float">
            <text:p>0.803225</text:p>
          </table:table-cell>
          <table:table-cell table:formula="of:=POWER([.H13];[.H$23])" office:value-type="float" office:value="0.670820393249937" calcext:value-type="float">
            <text:p>0.6708203932</text:p>
          </table:table-cell>
          <table:table-cell table:formula="of:=SUM([.B36:.H36])/[.$J$23]" office:value-type="float" office:value="0.806968793984244" calcext:value-type="float">
            <text:p>0.806968794</text:p>
          </table:table-cell>
          <table:table-cell table:formula="of:=POWER(PRODUCT([.B36:.H36]); 1/[.$J$23])" office:value-type="float" office:value="0.340290575891467" calcext:value-type="float">
            <text:p>0.3402905759</text:p>
          </table:table-cell>
        </table:table-row>
        <table:table-row table:style-name="ro1">
          <table:table-cell table:formula="of:=[.A14]" office:value-type="float" office:value="0.12" calcext:value-type="float">
            <text:p>0.12</text:p>
          </table:table-cell>
          <table:table-cell table:formula="of:=POWER([.B14];[.B$23])" office:value-type="float" office:value="0.763441" calcext:value-type="float">
            <text:p>0.763441</text:p>
          </table:table-cell>
          <table:table-cell table:formula="of:=POWER([.C14];[.C$23])" office:value-type="float" office:value="0.967524207765987" calcext:value-type="float">
            <text:p>0.9675242078</text:p>
          </table:table-cell>
          <table:table-cell table:formula="of:=POWER([.D14];[.D$23])" office:value-type="float" office:value="0.650290883424327" calcext:value-type="float">
            <text:p>0.6502908834</text:p>
          </table:table-cell>
          <table:table-cell table:formula="of:=POWER([.E14];[.E$23])" office:value-type="float" office:value="0.267692" calcext:value-type="float">
            <text:p>0.267692</text:p>
          </table:table-cell>
          <table:table-cell table:formula="of:=POWER([.F14];[.F$23])" office:value-type="float" office:value="0.0845177" calcext:value-type="float">
            <text:p>0.0845177</text:p>
          </table:table-cell>
          <table:table-cell table:formula="of:=POWER([.G14];[.G$23])" office:value-type="float" office:value="0.803225" calcext:value-type="float">
            <text:p>0.803225</text:p>
          </table:table-cell>
          <table:table-cell table:formula="of:=POWER([.H14];[.H$23])" office:value-type="float" office:value="0.632455532033676" calcext:value-type="float">
            <text:p>0.632455532</text:p>
          </table:table-cell>
          <table:table-cell table:formula="of:=SUM([.B37:.H37])/[.$J$23]" office:value-type="float" office:value="0.833829264644798" calcext:value-type="float">
            <text:p>0.8338292646</text:p>
          </table:table-cell>
          <table:table-cell table:formula="of:=POWER(PRODUCT([.B37:.H37]); 1/[.$J$23])" office:value-type="float" office:value="0.353507841803342" calcext:value-type="float">
            <text:p>0.3535078418</text:p>
          </table:table-cell>
        </table:table-row>
        <table:table-row table:style-name="ro1">
          <table:table-cell table:formula="of:=[.A15]" office:value-type="float" office:value="0.13" calcext:value-type="float">
            <text:p>0.13</text:p>
          </table:table-cell>
          <table:table-cell table:formula="of:=POWER([.B15];[.B$23])" office:value-type="float" office:value="0.797872" calcext:value-type="float">
            <text:p>0.797872</text:p>
          </table:table-cell>
          <table:table-cell table:formula="of:=POWER([.C15];[.C$23])" office:value-type="float" office:value="0.964665707233532" calcext:value-type="float">
            <text:p>0.9646657072</text:p>
          </table:table-cell>
          <table:table-cell table:formula="of:=POWER([.D15];[.D$23])" office:value-type="float" office:value="0.56615302687112" calcext:value-type="float">
            <text:p>0.5661530269</text:p>
          </table:table-cell>
          <table:table-cell table:formula="of:=POWER([.E15];[.E$23])" office:value-type="float" office:value="0.283019" calcext:value-type="float">
            <text:p>0.283019</text:p>
          </table:table-cell>
          <table:table-cell table:formula="of:=POWER([.F15];[.F$23])" office:value-type="float" office:value="0.0905181" calcext:value-type="float">
            <text:p>0.0905181</text:p>
          </table:table-cell>
          <table:table-cell table:formula="of:=POWER([.G15];[.G$23])" office:value-type="float" office:value="0.803225" calcext:value-type="float">
            <text:p>0.803225</text:p>
          </table:table-cell>
          <table:table-cell table:formula="of:=POWER([.H15];[.H$23])" office:value-type="float" office:value="0.591607978309962" calcext:value-type="float">
            <text:p>0.5916079783</text:p>
          </table:table-cell>
          <table:table-cell table:formula="of:=SUM([.B38:.H38])/[.$J$23]" office:value-type="float" office:value="0.819412162482923" calcext:value-type="float">
            <text:p>0.8194121625</text:p>
          </table:table-cell>
          <table:table-cell table:formula="of:=POWER(PRODUCT([.B38:.H38]); 1/[.$J$23])" office:value-type="float" office:value="0.350697953712411" calcext:value-type="float">
            <text:p>0.3506979537</text:p>
          </table:table-cell>
        </table:table-row>
        <table:table-row table:style-name="ro1">
          <table:table-cell table:formula="of:=[.A16]" office:value-type="float" office:value="0.14" calcext:value-type="float">
            <text:p>0.14</text:p>
          </table:table-cell>
          <table:table-cell table:formula="of:=POWER([.B16];[.B$23])" office:value-type="float" office:value="0.8" calcext:value-type="float">
            <text:p>0.8</text:p>
          </table:table-cell>
          <table:table-cell table:formula="of:=POWER([.C16];[.C$23])" office:value-type="float" office:value="0.948837275193489" calcext:value-type="float">
            <text:p>0.9488372752</text:p>
          </table:table-cell>
          <table:table-cell table:formula="of:=POWER([.D16];[.D$23])" office:value-type="float" office:value="0.586676147139417" calcext:value-type="float">
            <text:p>0.5866761471</text:p>
          </table:table-cell>
          <table:table-cell table:formula="of:=POWER([.E16];[.E$23])" office:value-type="float" office:value="0.277259" calcext:value-type="float">
            <text:p>0.277259</text:p>
          </table:table-cell>
          <table:table-cell table:formula="of:=POWER([.F16];[.F$23])" office:value-type="float" office:value="0.0857973" calcext:value-type="float">
            <text:p>0.0857973</text:p>
          </table:table-cell>
          <table:table-cell table:formula="of:=POWER([.G16];[.G$23])" office:value-type="float" office:value="0.803225" calcext:value-type="float">
            <text:p>0.803225</text:p>
          </table:table-cell>
          <table:table-cell table:formula="of:=POWER([.H16];[.H$23])" office:value-type="float" office:value="0.547722557505166" calcext:value-type="float">
            <text:p>0.5477225575</text:p>
          </table:table-cell>
          <table:table-cell table:formula="of:=SUM([.B39:.H39])/[.$J$23]" office:value-type="float" office:value="0.809903455967614" calcext:value-type="float">
            <text:p>0.809903456</text:p>
          </table:table-cell>
          <table:table-cell table:formula="of:=POWER(PRODUCT([.B39:.H39]); 1/[.$J$23])" office:value-type="float" office:value="0.341733421465417" calcext:value-type="float">
            <text:p>0.3417334215</text:p>
          </table:table-cell>
        </table:table-row>
        <table:table-row table:style-name="ro1">
          <table:table-cell table:formula="of:=[.A17]" office:value-type="float" office:value="0.15" calcext:value-type="float">
            <text:p>0.15</text:p>
          </table:table-cell>
          <table:table-cell table:formula="of:=POWER([.B17];[.B$23])" office:value-type="float" office:value="0.797872" calcext:value-type="float">
            <text:p>0.797872</text:p>
          </table:table-cell>
          <table:table-cell table:formula="of:=POWER([.C17];[.C$23])" office:value-type="float" office:value="0.967168210133835" calcext:value-type="float">
            <text:p>0.9671682101</text:p>
          </table:table-cell>
          <table:table-cell table:formula="of:=POWER([.D17];[.D$23])" office:value-type="float" office:value="0.634639016953338" calcext:value-type="float">
            <text:p>0.634639017</text:p>
          </table:table-cell>
          <table:table-cell table:formula="of:=POWER([.E17];[.E$23])" office:value-type="float" office:value="0.271028" calcext:value-type="float">
            <text:p>0.271028</text:p>
          </table:table-cell>
          <table:table-cell table:formula="of:=POWER([.F17];[.F$23])" office:value-type="float" office:value="0.0861277" calcext:value-type="float">
            <text:p>0.0861277</text:p>
          </table:table-cell>
          <table:table-cell table:formula="of:=POWER([.G17];[.G$23])" office:value-type="float" office:value="0.803225" calcext:value-type="float">
            <text:p>0.803225</text:p>
          </table:table-cell>
          <table:table-cell table:formula="of:=POWER([.H17];[.H$23])" office:value-type="float" office:value="0.5" calcext:value-type="float">
            <text:p>0.5</text:p>
          </table:table-cell>
          <table:table-cell table:formula="of:=SUM([.B40:.H40])/[.$J$23]" office:value-type="float" office:value="0.812011985417434" calcext:value-type="float">
            <text:p>0.8120119854</text:p>
          </table:table-cell>
          <table:table-cell table:formula="of:=POWER(PRODUCT([.B40:.H40]); 1/[.$J$23])" office:value-type="float" office:value="0.340710287979672" calcext:value-type="float">
            <text:p>0.340710288</text:p>
          </table:table-cell>
        </table:table-row>
        <table:table-row table:style-name="ro1">
          <table:table-cell table:formula="of:=[.A18]" office:value-type="float" office:value="0.16" calcext:value-type="float">
            <text:p>0.16</text:p>
          </table:table-cell>
          <table:table-cell table:formula="of:=POWER([.B18];[.B$23])" office:value-type="float" office:value="0.776596" calcext:value-type="float">
            <text:p>0.776596</text:p>
          </table:table-cell>
          <table:table-cell table:formula="of:=POWER([.C18];[.C$23])" office:value-type="float" office:value="0.973165834239349" calcext:value-type="float">
            <text:p>0.9731658342</text:p>
          </table:table-cell>
          <table:table-cell table:formula="of:=POWER([.D18];[.D$23])" office:value-type="float" office:value="0.58705215835606" calcext:value-type="float">
            <text:p>0.5870521584</text:p>
          </table:table-cell>
          <table:table-cell table:formula="of:=POWER([.E18];[.E$23])" office:value-type="float" office:value="0.27673" calcext:value-type="float">
            <text:p>0.27673</text:p>
          </table:table-cell>
          <table:table-cell table:formula="of:=POWER([.F18];[.F$23])" office:value-type="float" office:value="0.0868339" calcext:value-type="float">
            <text:p>0.0868339</text:p>
          </table:table-cell>
          <table:table-cell table:formula="of:=POWER([.G18];[.G$23])" office:value-type="float" office:value="0.803225" calcext:value-type="float">
            <text:p>0.803225</text:p>
          </table:table-cell>
          <table:table-cell table:formula="of:=POWER([.H18];[.H$23])" office:value-type="float" office:value="0.447213595499958" calcext:value-type="float">
            <text:p>0.4472135955</text:p>
          </table:table-cell>
          <table:table-cell table:formula="of:=SUM([.B41:.H41])/[.$J$23]" office:value-type="float" office:value="0.790163297619073" calcext:value-type="float">
            <text:p>0.7901632976</text:p>
          </table:table-cell>
          <table:table-cell table:formula="of:=POWER(PRODUCT([.B41:.H41]); 1/[.$J$23])" office:value-type="float" office:value="0.328572559938895" calcext:value-type="float">
            <text:p>0.3285725599</text:p>
          </table:table-cell>
        </table:table-row>
        <table:table-row table:style-name="ro1">
          <table:table-cell table:formula="of:=[.A19]" office:value-type="float" office:value="0.17" calcext:value-type="float">
            <text:p>0.17</text:p>
          </table:table-cell>
          <table:table-cell table:formula="of:=POWER([.B19];[.B$23])" office:value-type="float" office:value="0.789474" calcext:value-type="float">
            <text:p>0.789474</text:p>
          </table:table-cell>
          <table:table-cell table:formula="of:=POWER([.C19];[.C$23])" office:value-type="float" office:value="0.981249965228365" calcext:value-type="float">
            <text:p>0.9812499652</text:p>
          </table:table-cell>
          <table:table-cell table:formula="of:=POWER([.D19];[.D$23])" office:value-type="float" office:value="0.583982181920149" calcext:value-type="float">
            <text:p>0.5839821819</text:p>
          </table:table-cell>
          <table:table-cell table:formula="of:=POWER([.E19];[.E$23])" office:value-type="float" office:value="0.280255" calcext:value-type="float">
            <text:p>0.280255</text:p>
          </table:table-cell>
          <table:table-cell table:formula="of:=POWER([.F19];[.F$23])" office:value-type="float" office:value="0.0865237" calcext:value-type="float">
            <text:p>0.0865237</text:p>
          </table:table-cell>
          <table:table-cell table:formula="of:=POWER([.G19];[.G$23])" office:value-type="float" office:value="0.803225" calcext:value-type="float">
            <text:p>0.803225</text:p>
          </table:table-cell>
          <table:table-cell table:formula="of:=POWER([.H19];[.H$23])" office:value-type="float" office:value="0.387298334620742" calcext:value-type="float">
            <text:p>0.3872983346</text:p>
          </table:table-cell>
          <table:table-cell table:formula="of:=SUM([.B42:.H42])/[.$J$23]" office:value-type="float" office:value="0.782401636353851" calcext:value-type="float">
            <text:p>0.7824016364</text:p>
          </table:table-cell>
          <table:table-cell table:formula="of:=POWER(PRODUCT([.B42:.H42]); 1/[.$J$23])" office:value-type="float" office:value="0.321083269291417" calcext:value-type="float">
            <text:p>0.3210832693</text:p>
          </table:table-cell>
        </table:table-row>
        <table:table-row table:style-name="ro1">
          <table:table-cell table:formula="of:=[.A20]" office:value-type="float" office:value="0.18" calcext:value-type="float">
            <text:p>0.18</text:p>
          </table:table-cell>
          <table:table-cell table:formula="of:=POWER([.B20];[.B$23])" office:value-type="float" office:value="0.810526" calcext:value-type="float">
            <text:p>0.810526</text:p>
          </table:table-cell>
          <table:table-cell table:formula="of:=POWER([.C20];[.C$23])" office:value-type="float" office:value="0.969019848877455" calcext:value-type="float">
            <text:p>0.9690198489</text:p>
          </table:table-cell>
          <table:table-cell table:formula="of:=POWER([.D20];[.D$23])" office:value-type="float" office:value="0.598792656989632" calcext:value-type="float">
            <text:p>0.598792657</text:p>
          </table:table-cell>
          <table:table-cell table:formula="of:=POWER([.E20];[.E$23])" office:value-type="float" office:value="0.287975" calcext:value-type="float">
            <text:p>0.287975</text:p>
          </table:table-cell>
          <table:table-cell table:formula="of:=POWER([.F20];[.F$23])" office:value-type="float" office:value="0.08405" calcext:value-type="float">
            <text:p>0.08405</text:p>
          </table:table-cell>
          <table:table-cell table:formula="of:=POWER([.G20];[.G$23])" office:value-type="float" office:value="0.803225" calcext:value-type="float">
            <text:p>0.803225</text:p>
          </table:table-cell>
          <table:table-cell table:formula="of:=POWER([.H20];[.H$23])" office:value-type="float" office:value="0.316227766016838" calcext:value-type="float">
            <text:p>0.316227766</text:p>
          </table:table-cell>
          <table:table-cell table:formula="of:=SUM([.B43:.H43])/[.$J$23]" office:value-type="float" office:value="0.773963254376785" calcext:value-type="float">
            <text:p>0.7739632544</text:p>
          </table:table-cell>
          <table:table-cell table:formula="of:=POWER(PRODUCT([.B43:.H43]); 1/[.$J$23])" office:value-type="float" office:value="0.310614097232848" calcext:value-type="float">
            <text:p>0.3106140972</text:p>
          </table:table-cell>
        </table:table-row>
        <table:table-row table:style-name="ro1">
          <table:table-cell table:formula="of:=[.A21]" office:value-type="float" office:value="0.19" calcext:value-type="float">
            <text:p>0.19</text:p>
          </table:table-cell>
          <table:table-cell table:formula="of:=POWER([.B21];[.B$23])" office:value-type="float" office:value="0.797872" calcext:value-type="float">
            <text:p>0.797872</text:p>
          </table:table-cell>
          <table:table-cell table:formula="of:=POWER([.C21];[.C$23])" office:value-type="float" office:value="0.967524207765987" calcext:value-type="float">
            <text:p>0.9675242078</text:p>
          </table:table-cell>
          <table:table-cell table:formula="of:=POWER([.D21];[.D$23])" office:value-type="float" office:value="0.570907677699689" calcext:value-type="float">
            <text:p>0.5709076777</text:p>
          </table:table-cell>
          <table:table-cell table:formula="of:=POWER([.E21];[.E$23])" office:value-type="float" office:value="0.283439" calcext:value-type="float">
            <text:p>0.283439</text:p>
          </table:table-cell>
          <table:table-cell table:formula="of:=POWER([.F21];[.F$23])" office:value-type="float" office:value="0.0875981" calcext:value-type="float">
            <text:p>0.0875981</text:p>
          </table:table-cell>
          <table:table-cell table:formula="of:=POWER([.G21];[.G$23])" office:value-type="float" office:value="0.803225" calcext:value-type="float">
            <text:p>0.803225</text:p>
          </table:table-cell>
          <table:table-cell table:formula="of:=POWER([.H21];[.H$23])" office:value-type="float" office:value="0.223606797749979" calcext:value-type="float">
            <text:p>0.2236067977</text:p>
          </table:table-cell>
          <table:table-cell table:formula="of:=SUM([.B44:.H44])/[.$J$23]" office:value-type="float" office:value="0.746834556643131" calcext:value-type="float">
            <text:p>0.7468345566</text:p>
          </table:table-cell>
          <table:table-cell table:formula="of:=POWER(PRODUCT([.B44:.H44]); 1/[.$J$23])" office:value-type="float" office:value="0.287532865318814" calcext:value-type="float">
            <text:p>0.2875328653</text:p>
          </table:table-cell>
        </table:table-row>
      </table:table>
      <table:table table:name="Sheet1_2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1">
          <table:table-cell office:value-type="string" calcext:value-type="string">
            <text:p># length</text:p>
          </table:table-cell>
          <table:table-cell office:value-type="string" calcext:value-type="string">
            <text:p><text:s/>success</text:p>
          </table:table-cell>
          <table:table-cell office:value-type="string" calcext:value-type="string">
            <text:p><text:s/>robustness</text:p>
          </table:table-cell>
          <table:table-cell office:value-type="string" calcext:value-type="string">
            <text:p><text:s/>alignment</text:p>
          </table:table-cell>
          <table:table-cell office:value-type="string" calcext:value-type="string">
            <text:p><text:s/>coverage</text:p>
          </table:table-cell>
          <table:table-cell office:value-type="string" calcext:value-type="string">
            <text:p><text:s/>wrench</text:p>
          </table:table-cell>
          <table:table-cell office:value-type="string" calcext:value-type="string">
            <text:p><text:s/>stress</text:p>
          </table:table-cell>
          <table:table-cell office:value-type="string" calcext:value-type="string">
            <text:p><text:s/>volume</text:p>
          </table:table-cell>
          <table:table-cell office:value-type="string" calcext:value-type="string">
            <text:p><text:s/>qsum</text:p>
          </table:table-cell>
          <table:table-cell office:value-type="string" calcext:value-type="string">
            <text:p><text:s/>qlog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85714" calcext:value-type="float">
            <text:p>0.2857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803225" calcext:value-type="float">
            <text:p>0.803225</text:p>
          </table:table-cell>
          <table:table-cell office:value-type="float" office:value="0.95" calcext:value-type="float">
            <text:p>0.95</text:p>
          </table:table-cell>
          <table:table-cell office:value-type="float" office:value="0.250461" calcext:value-type="float">
            <text:p>0.2504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803225" calcext:value-type="float">
            <text:p>0.803225</text:p>
          </table:table-cell>
          <table:table-cell office:value-type="float" office:value="0.9" calcext:value-type="float">
            <text:p>0.9</text:p>
          </table:table-cell>
          <table:table-cell office:value-type="float" office:value="0.243318" calcext:value-type="float">
            <text:p>0.2433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0.87234" calcext:value-type="float">
            <text:p>0.87234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0388329" calcext:value-type="float">
            <text:p>0.0388329</text:p>
          </table:table-cell>
          <table:table-cell office:value-type="float" office:value="0.00251067" calcext:value-type="float">
            <text:p>0.00251067</text:p>
          </table:table-cell>
          <table:table-cell office:value-type="float" office:value="0.0539944" calcext:value-type="float">
            <text:p>0.0539944</text:p>
          </table:table-cell>
          <table:table-cell office:value-type="float" office:value="0.803225" calcext:value-type="float">
            <text:p>0.803225</text:p>
          </table:table-cell>
          <table:table-cell office:value-type="float" office:value="0.85" calcext:value-type="float">
            <text:p>0.85</text:p>
          </table:table-cell>
          <table:table-cell office:value-type="float" office:value="0.454772" calcext:value-type="float">
            <text:p>0.454772</text:p>
          </table:table-cell>
          <table:table-cell office:value-type="float" office:value="0.150681" calcext:value-type="float">
            <text:p>0.150681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.684211" calcext:value-type="float">
            <text:p>0.684211</text:p>
          </table:table-cell>
          <table:table-cell office:value-type="float" office:value="0.698925" calcext:value-type="float">
            <text:p>0.698925</text:p>
          </table:table-cell>
          <table:table-cell office:value-type="float" office:value="0.0225634" calcext:value-type="float">
            <text:p>0.0225634</text:p>
          </table:table-cell>
          <table:table-cell office:value-type="float" office:value="0.0285619" calcext:value-type="float">
            <text:p>0.0285619</text:p>
          </table:table-cell>
          <table:table-cell office:value-type="float" office:value="0.0433827" calcext:value-type="float">
            <text:p>0.0433827</text:p>
          </table:table-cell>
          <table:table-cell office:value-type="float" office:value="0.803225" calcext:value-type="float">
            <text:p>0.803225</text:p>
          </table:table-cell>
          <table:table-cell office:value-type="float" office:value="0.8" calcext:value-type="float">
            <text:p>0.8</text:p>
          </table:table-cell>
          <table:table-cell office:value-type="float" office:value="0.440124" calcext:value-type="float">
            <text:p>0.440124</text:p>
          </table:table-cell>
          <table:table-cell office:value-type="float" office:value="0.188927" calcext:value-type="float">
            <text:p>0.188927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648936" calcext:value-type="float">
            <text:p>0.648936</text:p>
          </table:table-cell>
          <table:table-cell office:value-type="float" office:value="0.752809" calcext:value-type="float">
            <text:p>0.752809</text:p>
          </table:table-cell>
          <table:table-cell office:value-type="float" office:value="0.090373" calcext:value-type="float">
            <text:p>0.090373</text:p>
          </table:table-cell>
          <table:table-cell office:value-type="float" office:value="0.115637" calcext:value-type="float">
            <text:p>0.115637</text:p>
          </table:table-cell>
          <table:table-cell office:value-type="float" office:value="0.070855" calcext:value-type="float">
            <text:p>0.070855</text:p>
          </table:table-cell>
          <table:table-cell office:value-type="float" office:value="0.803225" calcext:value-type="float">
            <text:p>0.803225</text:p>
          </table:table-cell>
          <table:table-cell office:value-type="float" office:value="0.75" calcext:value-type="float">
            <text:p>0.75</text:p>
          </table:table-cell>
          <table:table-cell office:value-type="float" office:value="0.461691" calcext:value-type="float">
            <text:p>0.461691</text:p>
          </table:table-cell>
          <table:table-cell office:value-type="float" office:value="0.299846" calcext:value-type="float">
            <text:p>0.299846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0.621053" calcext:value-type="float">
            <text:p>0.621053</text:p>
          </table:table-cell>
          <table:table-cell office:value-type="float" office:value="0.71875" calcext:value-type="float">
            <text:p>0.71875</text:p>
          </table:table-cell>
          <table:table-cell office:value-type="float" office:value="0.0482943" calcext:value-type="float">
            <text:p>0.0482943</text:p>
          </table:table-cell>
          <table:table-cell office:value-type="float" office:value="0.161818" calcext:value-type="float">
            <text:p>0.161818</text:p>
          </table:table-cell>
          <table:table-cell office:value-type="float" office:value="0.0741984" calcext:value-type="float">
            <text:p>0.0741984</text:p>
          </table:table-cell>
          <table:table-cell office:value-type="float" office:value="0.803225" calcext:value-type="float">
            <text:p>0.803225</text:p>
          </table:table-cell>
          <table:table-cell office:value-type="float" office:value="0.7" calcext:value-type="float">
            <text:p>0.7</text:p>
          </table:table-cell>
          <table:table-cell office:value-type="float" office:value="0.446763" calcext:value-type="float">
            <text:p>0.446763</text:p>
          </table:table-cell>
          <table:table-cell office:value-type="float" office:value="0.283042" calcext:value-type="float">
            <text:p>0.283042</text:p>
          </table:table-cell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0.586957" calcext:value-type="float">
            <text:p>0.586957</text:p>
          </table:table-cell>
          <table:table-cell office:value-type="float" office:value="0.88764" calcext:value-type="float">
            <text:p>0.88764</text:p>
          </table:table-cell>
          <table:table-cell office:value-type="float" office:value="0.0315597" calcext:value-type="float">
            <text:p>0.0315597</text:p>
          </table:table-cell>
          <table:table-cell office:value-type="float" office:value="0.181053" calcext:value-type="float">
            <text:p>0.181053</text:p>
          </table:table-cell>
          <table:table-cell office:value-type="float" office:value="0.0825948" calcext:value-type="float">
            <text:p>0.0825948</text:p>
          </table:table-cell>
          <table:table-cell office:value-type="float" office:value="0.803225" calcext:value-type="float">
            <text:p>0.803225</text:p>
          </table:table-cell>
          <table:table-cell office:value-type="float" office:value="0.65" calcext:value-type="float">
            <text:p>0.65</text:p>
          </table:table-cell>
          <table:table-cell office:value-type="float" office:value="0.460433" calcext:value-type="float">
            <text:p>0.460433</text:p>
          </table:table-cell>
          <table:table-cell office:value-type="float" office:value="0.278016" calcext:value-type="float">
            <text:p>0.278016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.630435" calcext:value-type="float">
            <text:p>0.630435</text:p>
          </table:table-cell>
          <table:table-cell office:value-type="float" office:value="0.755556" calcext:value-type="float">
            <text:p>0.755556</text:p>
          </table:table-cell>
          <table:table-cell office:value-type="float" office:value="0.143421" calcext:value-type="float">
            <text:p>0.143421</text:p>
          </table:table-cell>
          <table:table-cell office:value-type="float" office:value="0.201878" calcext:value-type="float">
            <text:p>0.201878</text:p>
          </table:table-cell>
          <table:table-cell office:value-type="float" office:value="0.0956555" calcext:value-type="float">
            <text:p>0.0956555</text:p>
          </table:table-cell>
          <table:table-cell office:value-type="float" office:value="0.803225" calcext:value-type="float">
            <text:p>0.803225</text:p>
          </table:table-cell>
          <table:table-cell office:value-type="float" office:value="0.6" calcext:value-type="float">
            <text:p>0.6</text:p>
          </table:table-cell>
          <table:table-cell office:value-type="float" office:value="0.461453" calcext:value-type="float">
            <text:p>0.461453</text:p>
          </table:table-cell>
          <table:table-cell office:value-type="float" office:value="0.349405" calcext:value-type="float">
            <text:p>0.349405</text:p>
          </table:table-cell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0.640449" calcext:value-type="float">
            <text:p>0.640449</text:p>
          </table:table-cell>
          <table:table-cell office:value-type="float" office:value="0.795455" calcext:value-type="float">
            <text:p>0.795455</text:p>
          </table:table-cell>
          <table:table-cell office:value-type="float" office:value="0.135444" calcext:value-type="float">
            <text:p>0.135444</text:p>
          </table:table-cell>
          <table:table-cell office:value-type="float" office:value="0.235795" calcext:value-type="float">
            <text:p>0.235795</text:p>
          </table:table-cell>
          <table:table-cell office:value-type="float" office:value="0.0981708" calcext:value-type="float">
            <text:p>0.0981708</text:p>
          </table:table-cell>
          <table:table-cell office:value-type="float" office:value="0.803225" calcext:value-type="float">
            <text:p>0.803225</text:p>
          </table:table-cell>
          <table:table-cell office:value-type="float" office:value="0.55" calcext:value-type="float">
            <text:p>0.55</text:p>
          </table:table-cell>
          <table:table-cell office:value-type="float" office:value="0.465506" calcext:value-type="float">
            <text:p>0.465506</text:p>
          </table:table-cell>
          <table:table-cell office:value-type="float" office:value="0.354648" calcext:value-type="float">
            <text:p>0.354648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688889" calcext:value-type="float">
            <text:p>0.688889</text:p>
          </table:table-cell>
          <table:table-cell office:value-type="float" office:value="0.814433" calcext:value-type="float">
            <text:p>0.814433</text:p>
          </table:table-cell>
          <table:table-cell office:value-type="float" office:value="0.104468" calcext:value-type="float">
            <text:p>0.104468</text:p>
          </table:table-cell>
          <table:table-cell office:value-type="float" office:value="0.242775" calcext:value-type="float">
            <text:p>0.242775</text:p>
          </table:table-cell>
          <table:table-cell office:value-type="float" office:value="0.0843369" calcext:value-type="float">
            <text:p>0.0843369</text:p>
          </table:table-cell>
          <table:table-cell office:value-type="float" office:value="0.803225" calcext:value-type="float">
            <text:p>0.803225</text:p>
          </table:table-cell>
          <table:table-cell office:value-type="float" office:value="0.5" calcext:value-type="float">
            <text:p>0.5</text:p>
          </table:table-cell>
          <table:table-cell office:value-type="float" office:value="0.462589" calcext:value-type="float">
            <text:p>0.462589</text:p>
          </table:table-cell>
          <table:table-cell office:value-type="float" office:value="0.33585" calcext:value-type="float">
            <text:p>0.33585</text:p>
          </table:table-cell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0.719101" calcext:value-type="float">
            <text:p>0.719101</text:p>
          </table:table-cell>
          <table:table-cell office:value-type="float" office:value="0.808511" calcext:value-type="float">
            <text:p>0.808511</text:p>
          </table:table-cell>
          <table:table-cell office:value-type="float" office:value="0.0912277" calcext:value-type="float">
            <text:p>0.0912277</text:p>
          </table:table-cell>
          <table:table-cell office:value-type="float" office:value="0.255385" calcext:value-type="float">
            <text:p>0.255385</text:p>
          </table:table-cell>
          <table:table-cell office:value-type="float" office:value="0.0884846" calcext:value-type="float">
            <text:p>0.0884846</text:p>
          </table:table-cell>
          <table:table-cell office:value-type="float" office:value="0.803225" calcext:value-type="float">
            <text:p>0.803225</text:p>
          </table:table-cell>
          <table:table-cell office:value-type="float" office:value="0.45" calcext:value-type="float">
            <text:p>0.45</text:p>
          </table:table-cell>
          <table:table-cell office:value-type="float" office:value="0.459419" calcext:value-type="float">
            <text:p>0.459419</text:p>
          </table:table-cell>
          <table:table-cell office:value-type="float" office:value="0.330773" calcext:value-type="float">
            <text:p>0.330773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0.763441" calcext:value-type="float">
            <text:p>0.763441</text:p>
          </table:table-cell>
          <table:table-cell office:value-type="float" office:value="0.876289" calcext:value-type="float">
            <text:p>0.876289</text:p>
          </table:table-cell>
          <table:table-cell office:value-type="float" office:value="0.178826" calcext:value-type="float">
            <text:p>0.178826</text:p>
          </table:table-cell>
          <table:table-cell office:value-type="float" office:value="0.267692" calcext:value-type="float">
            <text:p>0.267692</text:p>
          </table:table-cell>
          <table:table-cell office:value-type="float" office:value="0.0845177" calcext:value-type="float">
            <text:p>0.0845177</text:p>
          </table:table-cell>
          <table:table-cell office:value-type="float" office:value="0.803225" calcext:value-type="float">
            <text:p>0.803225</text:p>
          </table:table-cell>
          <table:table-cell office:value-type="float" office:value="0.4" calcext:value-type="float">
            <text:p>0.4</text:p>
          </table:table-cell>
          <table:table-cell office:value-type="float" office:value="0.481999" calcext:value-type="float">
            <text:p>0.481999</text:p>
          </table:table-cell>
          <table:table-cell office:value-type="float" office:value="0.365394" calcext:value-type="float">
            <text:p>0.365394</text:p>
          </table:table-cell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0.797872" calcext:value-type="float">
            <text:p>0.797872</text:p>
          </table:table-cell>
          <table:table-cell office:value-type="float" office:value="0.865979" calcext:value-type="float">
            <text:p>0.865979</text:p>
          </table:table-cell>
          <table:table-cell office:value-type="float" office:value="0.102739" calcext:value-type="float">
            <text:p>0.102739</text:p>
          </table:table-cell>
          <table:table-cell office:value-type="float" office:value="0.283019" calcext:value-type="float">
            <text:p>0.283019</text:p>
          </table:table-cell>
          <table:table-cell office:value-type="float" office:value="0.0905181" calcext:value-type="float">
            <text:p>0.0905181</text:p>
          </table:table-cell>
          <table:table-cell office:value-type="float" office:value="0.803225" calcext:value-type="float">
            <text:p>0.803225</text:p>
          </table:table-cell>
          <table:table-cell office:value-type="float" office:value="0.35" calcext:value-type="float">
            <text:p>0.35</text:p>
          </table:table-cell>
          <table:table-cell office:value-type="float" office:value="0.470479" calcext:value-type="float">
            <text:p>0.470479</text:p>
          </table:table-cell>
          <table:table-cell office:value-type="float" office:value="0.338692" calcext:value-type="float">
            <text:p>0.338692</text:p>
          </table:table-cell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0.8" calcext:value-type="float">
            <text:p>0.8</text:p>
          </table:table-cell>
          <table:table-cell office:value-type="float" office:value="0.810526" calcext:value-type="float">
            <text:p>0.810526</text:p>
          </table:table-cell>
          <table:table-cell office:value-type="float" office:value="0.118466" calcext:value-type="float">
            <text:p>0.118466</text:p>
          </table:table-cell>
          <table:table-cell office:value-type="float" office:value="0.277259" calcext:value-type="float">
            <text:p>0.277259</text:p>
          </table:table-cell>
          <table:table-cell office:value-type="float" office:value="0.0857973" calcext:value-type="float">
            <text:p>0.0857973</text:p>
          </table:table-cell>
          <table:table-cell office:value-type="float" office:value="0.803225" calcext:value-type="float">
            <text:p>0.803225</text:p>
          </table:table-cell>
          <table:table-cell office:value-type="float" office:value="0.3" calcext:value-type="float">
            <text:p>0.3</text:p>
          </table:table-cell>
          <table:table-cell office:value-type="float" office:value="0.456468" calcext:value-type="float">
            <text:p>0.456468</text:p>
          </table:table-cell>
          <table:table-cell office:value-type="float" office:value="0.331542" calcext:value-type="float">
            <text:p>0.331542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797872" calcext:value-type="float">
            <text:p>0.797872</text:p>
          </table:table-cell>
          <table:table-cell office:value-type="float" office:value="0.875" calcext:value-type="float">
            <text:p>0.875</text:p>
          </table:table-cell>
          <table:table-cell office:value-type="float" office:value="0.162221" calcext:value-type="float">
            <text:p>0.162221</text:p>
          </table:table-cell>
          <table:table-cell office:value-type="float" office:value="0.271028" calcext:value-type="float">
            <text:p>0.271028</text:p>
          </table:table-cell>
          <table:table-cell office:value-type="float" office:value="0.0861277" calcext:value-type="float">
            <text:p>0.0861277</text:p>
          </table:table-cell>
          <table:table-cell office:value-type="float" office:value="0.803225" calcext:value-type="float">
            <text:p>0.803225</text:p>
          </table:table-cell>
          <table:table-cell office:value-type="float" office:value="0.25" calcext:value-type="float">
            <text:p>0.25</text:p>
          </table:table-cell>
          <table:table-cell office:value-type="float" office:value="0.463639" calcext:value-type="float">
            <text:p>0.463639</text:p>
          </table:table-cell>
          <table:table-cell office:value-type="float" office:value="0.340518" calcext:value-type="float">
            <text:p>0.340518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0.776596" calcext:value-type="float">
            <text:p>0.776596</text:p>
          </table:table-cell>
          <table:table-cell office:value-type="float" office:value="0.896907" calcext:value-type="float">
            <text:p>0.896907</text:p>
          </table:table-cell>
          <table:table-cell office:value-type="float" office:value="0.11877" calcext:value-type="float">
            <text:p>0.11877</text:p>
          </table:table-cell>
          <table:table-cell office:value-type="float" office:value="0.27673" calcext:value-type="float">
            <text:p>0.27673</text:p>
          </table:table-cell>
          <table:table-cell office:value-type="float" office:value="0.0868339" calcext:value-type="float">
            <text:p>0.0868339</text:p>
          </table:table-cell>
          <table:table-cell office:value-type="float" office:value="0.803225" calcext:value-type="float">
            <text:p>0.803225</text:p>
          </table:table-cell>
          <table:table-cell office:value-type="float" office:value="0.2" calcext:value-type="float">
            <text:p>0.2</text:p>
          </table:table-cell>
          <table:table-cell office:value-type="float" office:value="0.451294" calcext:value-type="float">
            <text:p>0.451294</text:p>
          </table:table-cell>
          <table:table-cell office:value-type="float" office:value="0.316671" calcext:value-type="float">
            <text:p>0.316671</text:p>
          </table:table-cell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float" office:value="0.789474" calcext:value-type="float">
            <text:p>0.789474</text:p>
          </table:table-cell>
          <table:table-cell office:value-type="float" office:value="0.927083" calcext:value-type="float">
            <text:p>0.927083</text:p>
          </table:table-cell>
          <table:table-cell office:value-type="float" office:value="0.116305" calcext:value-type="float">
            <text:p>0.116305</text:p>
          </table:table-cell>
          <table:table-cell office:value-type="float" office:value="0.280255" calcext:value-type="float">
            <text:p>0.280255</text:p>
          </table:table-cell>
          <table:table-cell office:value-type="float" office:value="0.0865237" calcext:value-type="float">
            <text:p>0.0865237</text:p>
          </table:table-cell>
          <table:table-cell office:value-type="float" office:value="0.803225" calcext:value-type="float">
            <text:p>0.803225</text:p>
          </table:table-cell>
          <table:table-cell office:value-type="float" office:value="0.15" calcext:value-type="float">
            <text:p>0.15</text:p>
          </table:table-cell>
          <table:table-cell office:value-type="float" office:value="0.450409" calcext:value-type="float">
            <text:p>0.450409</text:p>
          </table:table-cell>
          <table:table-cell office:value-type="float" office:value="0.305559" calcext:value-type="float">
            <text:p>0.305559</text:p>
          </table:table-cell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0.810526" calcext:value-type="float">
            <text:p>0.810526</text:p>
          </table:table-cell>
          <table:table-cell office:value-type="float" office:value="0.88172" calcext:value-type="float">
            <text:p>0.88172</text:p>
          </table:table-cell>
          <table:table-cell office:value-type="float" office:value="0.12856" calcext:value-type="float">
            <text:p>0.12856</text:p>
          </table:table-cell>
          <table:table-cell office:value-type="float" office:value="0.287975" calcext:value-type="float">
            <text:p>0.287975</text:p>
          </table:table-cell>
          <table:table-cell office:value-type="float" office:value="0.08405" calcext:value-type="float">
            <text:p>0.08405</text:p>
          </table:table-cell>
          <table:table-cell office:value-type="float" office:value="0.803225" calcext:value-type="float">
            <text:p>0.803225</text:p>
          </table:table-cell>
          <table:table-cell office:value-type="float" office:value="0.1" calcext:value-type="float">
            <text:p>0.1</text:p>
          </table:table-cell>
          <table:table-cell office:value-type="float" office:value="0.442294" calcext:value-type="float">
            <text:p>0.442294</text:p>
          </table:table-cell>
          <table:table-cell office:value-type="float" office:value="0.291449" calcext:value-type="float">
            <text:p>0.291449</text:p>
          </table:table-cell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float" office:value="0.797872" calcext:value-type="float">
            <text:p>0.797872</text:p>
          </table:table-cell>
          <table:table-cell office:value-type="float" office:value="0.876289" calcext:value-type="float">
            <text:p>0.876289</text:p>
          </table:table-cell>
          <table:table-cell office:value-type="float" office:value="0.106234" calcext:value-type="float">
            <text:p>0.106234</text:p>
          </table:table-cell>
          <table:table-cell office:value-type="float" office:value="0.283439" calcext:value-type="float">
            <text:p>0.283439</text:p>
          </table:table-cell>
          <table:table-cell office:value-type="float" office:value="0.0875981" calcext:value-type="float">
            <text:p>0.0875981</text:p>
          </table:table-cell>
          <table:table-cell office:value-type="float" office:value="0.803225" calcext:value-type="float">
            <text:p>0.803225</text:p>
          </table:table-cell>
          <table:table-cell office:value-type="float" office:value="0.05" calcext:value-type="float">
            <text:p>0.05</text:p>
          </table:table-cell>
          <table:table-cell office:value-type="float" office:value="0.429237" calcext:value-type="float">
            <text:p>0.429237</text:p>
          </table:table-cell>
          <table:table-cell office:value-type="float" office:value="0.257006" calcext:value-type="float">
            <text:p>0.2570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1">00/00/0000</text:date>, <text:time style:data-style-name="N2" text:time-value="21:58:06.1250936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7-11T22:14:21.132310537</dc:date>
    <meta:generator>LibreOffice/4.2.8.2$Linux_X86_64 LibreOffice_project/420m0$Build-2</meta:generator>
    <meta:editing-duration>PT7M5S</meta:editing-duration>
    <meta:editing-cycles>4</meta:editing-cycles>
    <meta:document-statistic meta:table-count="2" meta:cell-count="64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5cm" svg:height="9.006cm" xlink:href=".." xlink:type="simple" chart:class="chart:scatter" chart:style-name="ch1">
        <chart:legend chart:legend-position="end" svg:x="12.862cm" svg:y="2.71cm" style:legend-expansion="high" chart:style-name="ch2"/>
        <chart:plot-area chart:style-name="ch3" table:cell-range-address="Sheet1.A2:Sheet1.H21 Sheet1.B1:Sheet1.H1" chart:data-source-has-labels="row" svg:x="0.32cm" svg:y="0.18cm" svg:width="12.222cm" svg:height="8.646cm">
          <chartooo:coordinate-region svg:x="1.047cm" svg:y="0.38cm" svg:width="11.255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21" chart:label-cell-address="Sheet1.B1:Sheet1.B1" chart:class="chart:scatter">
            <chart:domain table:cell-range-address="Sheet1.A2:Sheet1.A21"/>
            <chart:data-point chart:repeated="20"/>
          </chart:series>
          <chart:series chart:style-name="ch7" chart:values-cell-range-address="Sheet1.C2:Sheet1.C21" chart:label-cell-address="Sheet1.C1:Sheet1.C1" chart:class="chart:scatter">
            <chart:data-point chart:repeated="20"/>
          </chart:series>
          <chart:series chart:style-name="ch8" chart:values-cell-range-address="Sheet1.D2:Sheet1.D21" chart:label-cell-address="Sheet1.D1:Sheet1.D1" chart:class="chart:scatter">
            <chart:data-point chart:repeated="20"/>
          </chart:series>
          <chart:series chart:style-name="ch9" chart:values-cell-range-address="Sheet1.E2:Sheet1.E21" chart:label-cell-address="Sheet1.E1:Sheet1.E1" chart:class="chart:scatter">
            <chart:data-point chart:repeated="20"/>
          </chart:series>
          <chart:series chart:style-name="ch10" chart:values-cell-range-address="Sheet1.F2:Sheet1.F21" chart:label-cell-address="Sheet1.F1:Sheet1.F1" chart:class="chart:scatter">
            <chart:data-point chart:repeated="20"/>
          </chart:series>
          <chart:series chart:style-name="ch11" chart:values-cell-range-address="Sheet1.G2:Sheet1.G21" chart:label-cell-address="Sheet1.G1:Sheet1.G1" chart:class="chart:scatter">
            <chart:data-point chart:repeated="20"/>
          </chart:series>
          <chart:series chart:style-name="ch12" chart:values-cell-range-address="Sheet1.H2:Sheet1.H21" chart:label-cell-address="Sheet1.H1:Sheet1.H1" chart:class="chart:scatter">
            <chart:data-point chart:repeated="2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 success</text:p>
                <draw:g>
                  <svg:desc>Sheet1.B1:Sheet1.B1</svg:desc>
                </draw:g>
              </table:table-cell>
              <table:table-cell office:value-type="string">
                <text:p> robustness</text:p>
                <draw:g>
                  <svg:desc>Sheet1.C1:Sheet1.C1</svg:desc>
                </draw:g>
              </table:table-cell>
              <table:table-cell office:value-type="string">
                <text:p> alignment</text:p>
                <draw:g>
                  <svg:desc>Sheet1.D1:Sheet1.D1</svg:desc>
                </draw:g>
              </table:table-cell>
              <table:table-cell office:value-type="string">
                <text:p> coverage</text:p>
                <draw:g>
                  <svg:desc>Sheet1.E1:Sheet1.E1</svg:desc>
                </draw:g>
              </table:table-cell>
              <table:table-cell office:value-type="string">
                <text:p> wrench</text:p>
                <draw:g>
                  <svg:desc>Sheet1.F1:Sheet1.F1</svg:desc>
                </draw:g>
              </table:table-cell>
              <table:table-cell office:value-type="string">
                <text:p> stress</text:p>
                <draw:g>
                  <svg:desc>Sheet1.G1:Sheet1.G1</svg:desc>
                </draw:g>
              </table:table-cell>
              <table:table-cell office:value-type="string">
                <text:p> volume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21</svg:desc>
                </draw:g>
              </table:table-cell>
              <table:table-cell office:value-type="float" office:value="0">
                <text:p>0</text:p>
                <draw:g>
                  <svg:desc>Sheet1.B2:Sheet1.B21</svg:desc>
                </draw:g>
              </table:table-cell>
              <table:table-cell office:value-type="float" office:value="0">
                <text:p>0</text:p>
                <draw:g>
                  <svg:desc>Sheet1.C2:Sheet1.C21</svg:desc>
                </draw:g>
              </table:table-cell>
              <table:table-cell office:value-type="float" office:value="0">
                <text:p>0</text:p>
                <draw:g>
                  <svg:desc>Sheet1.D2:Sheet1.D21</svg:desc>
                </draw:g>
              </table:table-cell>
              <table:table-cell office:value-type="float" office:value="0">
                <text:p>0</text:p>
                <draw:g>
                  <svg:desc>Sheet1.E2:Sheet1.E21</svg:desc>
                </draw:g>
              </table:table-cell>
              <table:table-cell office:value-type="float" office:value="0">
                <text:p>0</text:p>
                <draw:g>
                  <svg:desc>Sheet1.F2:Sheet1.F21</svg:desc>
                </draw:g>
              </table:table-cell>
              <table:table-cell office:value-type="float" office:value="1">
                <text:p>1</text:p>
                <draw:g>
                  <svg:desc>Sheet1.G2:Sheet1.G21</svg:desc>
                </draw:g>
              </table:table-cell>
              <table:table-cell office:value-type="float" office:value="1">
                <text:p>1</text:p>
                <draw:g>
                  <svg:desc>Sheet1.H2:Sheet1.H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803225">
                <text:p>0.803225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803225">
                <text:p>0.80322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0.87234">
                <text:p>0.87234</text:p>
              </table:table-cell>
              <table:table-cell office:value-type="float" office:value="0.5625">
                <text:p>0.5625</text:p>
              </table:table-cell>
              <table:table-cell office:value-type="float" office:value="0.0388329">
                <text:p>0.0388329</text:p>
              </table:table-cell>
              <table:table-cell office:value-type="float" office:value="0.00251067">
                <text:p>0.00251067</text:p>
              </table:table-cell>
              <table:table-cell office:value-type="float" office:value="0.0539944">
                <text:p>0.0539944</text:p>
              </table:table-cell>
              <table:table-cell office:value-type="float" office:value="0.803225">
                <text:p>0.803225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0.684211">
                <text:p>0.684211</text:p>
              </table:table-cell>
              <table:table-cell office:value-type="float" office:value="0.698925">
                <text:p>0.698925</text:p>
              </table:table-cell>
              <table:table-cell office:value-type="float" office:value="0.0225634">
                <text:p>0.0225634</text:p>
              </table:table-cell>
              <table:table-cell office:value-type="float" office:value="0.0285619">
                <text:p>0.0285619</text:p>
              </table:table-cell>
              <table:table-cell office:value-type="float" office:value="0.0433827">
                <text:p>0.0433827</text:p>
              </table:table-cell>
              <table:table-cell office:value-type="float" office:value="0.803225">
                <text:p>0.80322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0.648936">
                <text:p>0.648936</text:p>
              </table:table-cell>
              <table:table-cell office:value-type="float" office:value="0.752809">
                <text:p>0.752809</text:p>
              </table:table-cell>
              <table:table-cell office:value-type="float" office:value="0.090373">
                <text:p>0.090373</text:p>
              </table:table-cell>
              <table:table-cell office:value-type="float" office:value="0.115637">
                <text:p>0.115637</text:p>
              </table:table-cell>
              <table:table-cell office:value-type="float" office:value="0.070855">
                <text:p>0.070855</text:p>
              </table:table-cell>
              <table:table-cell office:value-type="float" office:value="0.803225">
                <text:p>0.80322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0.621053">
                <text:p>0.621053</text:p>
              </table:table-cell>
              <table:table-cell office:value-type="float" office:value="0.71875">
                <text:p>0.71875</text:p>
              </table:table-cell>
              <table:table-cell office:value-type="float" office:value="0.0482943">
                <text:p>0.0482943</text:p>
              </table:table-cell>
              <table:table-cell office:value-type="float" office:value="0.161818">
                <text:p>0.161818</text:p>
              </table:table-cell>
              <table:table-cell office:value-type="float" office:value="0.0741984">
                <text:p>0.0741984</text:p>
              </table:table-cell>
              <table:table-cell office:value-type="float" office:value="0.803225">
                <text:p>0.80322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0.586957">
                <text:p>0.586957</text:p>
              </table:table-cell>
              <table:table-cell office:value-type="float" office:value="0.88764">
                <text:p>0.88764</text:p>
              </table:table-cell>
              <table:table-cell office:value-type="float" office:value="0.0315597">
                <text:p>0.0315597</text:p>
              </table:table-cell>
              <table:table-cell office:value-type="float" office:value="0.181053">
                <text:p>0.181053</text:p>
              </table:table-cell>
              <table:table-cell office:value-type="float" office:value="0.0825948">
                <text:p>0.0825948</text:p>
              </table:table-cell>
              <table:table-cell office:value-type="float" office:value="0.803225">
                <text:p>0.803225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0.630435">
                <text:p>0.630435</text:p>
              </table:table-cell>
              <table:table-cell office:value-type="float" office:value="0.755556">
                <text:p>0.755556</text:p>
              </table:table-cell>
              <table:table-cell office:value-type="float" office:value="0.143421">
                <text:p>0.143421</text:p>
              </table:table-cell>
              <table:table-cell office:value-type="float" office:value="0.201878">
                <text:p>0.201878</text:p>
              </table:table-cell>
              <table:table-cell office:value-type="float" office:value="0.0956555">
                <text:p>0.0956555</text:p>
              </table:table-cell>
              <table:table-cell office:value-type="float" office:value="0.803225">
                <text:p>0.80322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0.640449">
                <text:p>0.640449</text:p>
              </table:table-cell>
              <table:table-cell office:value-type="float" office:value="0.795455">
                <text:p>0.795455</text:p>
              </table:table-cell>
              <table:table-cell office:value-type="float" office:value="0.135444">
                <text:p>0.135444</text:p>
              </table:table-cell>
              <table:table-cell office:value-type="float" office:value="0.235795">
                <text:p>0.235795</text:p>
              </table:table-cell>
              <table:table-cell office:value-type="float" office:value="0.0981708">
                <text:p>0.0981708</text:p>
              </table:table-cell>
              <table:table-cell office:value-type="float" office:value="0.803225">
                <text:p>0.803225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0.688889">
                <text:p>0.688889</text:p>
              </table:table-cell>
              <table:table-cell office:value-type="float" office:value="0.814433">
                <text:p>0.814433</text:p>
              </table:table-cell>
              <table:table-cell office:value-type="float" office:value="0.104468">
                <text:p>0.104468</text:p>
              </table:table-cell>
              <table:table-cell office:value-type="float" office:value="0.242775">
                <text:p>0.242775</text:p>
              </table:table-cell>
              <table:table-cell office:value-type="float" office:value="0.0843369">
                <text:p>0.0843369</text:p>
              </table:table-cell>
              <table:table-cell office:value-type="float" office:value="0.803225">
                <text:p>0.80322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">
                <text:p>0.11</text:p>
              </table:table-cell>
              <table:table-cell office:value-type="float" office:value="0.719101">
                <text:p>0.719101</text:p>
              </table:table-cell>
              <table:table-cell office:value-type="float" office:value="0.808511">
                <text:p>0.808511</text:p>
              </table:table-cell>
              <table:table-cell office:value-type="float" office:value="0.0912277">
                <text:p>0.0912277</text:p>
              </table:table-cell>
              <table:table-cell office:value-type="float" office:value="0.255385">
                <text:p>0.255385</text:p>
              </table:table-cell>
              <table:table-cell office:value-type="float" office:value="0.0884846">
                <text:p>0.0884846</text:p>
              </table:table-cell>
              <table:table-cell office:value-type="float" office:value="0.803225">
                <text:p>0.803225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">
                <text:p>0.12</text:p>
              </table:table-cell>
              <table:table-cell office:value-type="float" office:value="0.763441">
                <text:p>0.763441</text:p>
              </table:table-cell>
              <table:table-cell office:value-type="float" office:value="0.876289">
                <text:p>0.876289</text:p>
              </table:table-cell>
              <table:table-cell office:value-type="float" office:value="0.178826">
                <text:p>0.178826</text:p>
              </table:table-cell>
              <table:table-cell office:value-type="float" office:value="0.267692">
                <text:p>0.267692</text:p>
              </table:table-cell>
              <table:table-cell office:value-type="float" office:value="0.0845177">
                <text:p>0.0845177</text:p>
              </table:table-cell>
              <table:table-cell office:value-type="float" office:value="0.803225">
                <text:p>0.80322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">
                <text:p>0.13</text:p>
              </table:table-cell>
              <table:table-cell office:value-type="float" office:value="0.797872">
                <text:p>0.797872</text:p>
              </table:table-cell>
              <table:table-cell office:value-type="float" office:value="0.865979">
                <text:p>0.865979</text:p>
              </table:table-cell>
              <table:table-cell office:value-type="float" office:value="0.102739">
                <text:p>0.102739</text:p>
              </table:table-cell>
              <table:table-cell office:value-type="float" office:value="0.283019">
                <text:p>0.283019</text:p>
              </table:table-cell>
              <table:table-cell office:value-type="float" office:value="0.0905181">
                <text:p>0.0905181</text:p>
              </table:table-cell>
              <table:table-cell office:value-type="float" office:value="0.803225">
                <text:p>0.803225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">
                <text:p>0.14</text:p>
              </table:table-cell>
              <table:table-cell office:value-type="float" office:value="0.8">
                <text:p>0.8</text:p>
              </table:table-cell>
              <table:table-cell office:value-type="float" office:value="0.810526">
                <text:p>0.810526</text:p>
              </table:table-cell>
              <table:table-cell office:value-type="float" office:value="0.118466">
                <text:p>0.118466</text:p>
              </table:table-cell>
              <table:table-cell office:value-type="float" office:value="0.277259">
                <text:p>0.277259</text:p>
              </table:table-cell>
              <table:table-cell office:value-type="float" office:value="0.0857973">
                <text:p>0.0857973</text:p>
              </table:table-cell>
              <table:table-cell office:value-type="float" office:value="0.803225">
                <text:p>0.80322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">
                <text:p>0.15</text:p>
              </table:table-cell>
              <table:table-cell office:value-type="float" office:value="0.797872">
                <text:p>0.797872</text:p>
              </table:table-cell>
              <table:table-cell office:value-type="float" office:value="0.875">
                <text:p>0.875</text:p>
              </table:table-cell>
              <table:table-cell office:value-type="float" office:value="0.162221">
                <text:p>0.162221</text:p>
              </table:table-cell>
              <table:table-cell office:value-type="float" office:value="0.271028">
                <text:p>0.271028</text:p>
              </table:table-cell>
              <table:table-cell office:value-type="float" office:value="0.0861277">
                <text:p>0.0861277</text:p>
              </table:table-cell>
              <table:table-cell office:value-type="float" office:value="0.803225">
                <text:p>0.80322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">
                <text:p>0.16</text:p>
              </table:table-cell>
              <table:table-cell office:value-type="float" office:value="0.776596">
                <text:p>0.776596</text:p>
              </table:table-cell>
              <table:table-cell office:value-type="float" office:value="0.896907">
                <text:p>0.896907</text:p>
              </table:table-cell>
              <table:table-cell office:value-type="float" office:value="0.11877">
                <text:p>0.11877</text:p>
              </table:table-cell>
              <table:table-cell office:value-type="float" office:value="0.27673">
                <text:p>0.27673</text:p>
              </table:table-cell>
              <table:table-cell office:value-type="float" office:value="0.0868339">
                <text:p>0.0868339</text:p>
              </table:table-cell>
              <table:table-cell office:value-type="float" office:value="0.803225">
                <text:p>0.80322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">
                <text:p>0.17</text:p>
              </table:table-cell>
              <table:table-cell office:value-type="float" office:value="0.789474">
                <text:p>0.789474</text:p>
              </table:table-cell>
              <table:table-cell office:value-type="float" office:value="0.927083">
                <text:p>0.927083</text:p>
              </table:table-cell>
              <table:table-cell office:value-type="float" office:value="0.116305">
                <text:p>0.116305</text:p>
              </table:table-cell>
              <table:table-cell office:value-type="float" office:value="0.280255">
                <text:p>0.280255</text:p>
              </table:table-cell>
              <table:table-cell office:value-type="float" office:value="0.0865237">
                <text:p>0.0865237</text:p>
              </table:table-cell>
              <table:table-cell office:value-type="float" office:value="0.803225">
                <text:p>0.803225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8">
                <text:p>0.18</text:p>
              </table:table-cell>
              <table:table-cell office:value-type="float" office:value="0.810526">
                <text:p>0.810526</text:p>
              </table:table-cell>
              <table:table-cell office:value-type="float" office:value="0.88172">
                <text:p>0.88172</text:p>
              </table:table-cell>
              <table:table-cell office:value-type="float" office:value="0.12856">
                <text:p>0.12856</text:p>
              </table:table-cell>
              <table:table-cell office:value-type="float" office:value="0.287975">
                <text:p>0.287975</text:p>
              </table:table-cell>
              <table:table-cell office:value-type="float" office:value="0.08405">
                <text:p>0.08405</text:p>
              </table:table-cell>
              <table:table-cell office:value-type="float" office:value="0.803225">
                <text:p>0.80322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9">
                <text:p>0.19</text:p>
              </table:table-cell>
              <table:table-cell office:value-type="float" office:value="0.797872">
                <text:p>0.797872</text:p>
              </table:table-cell>
              <table:table-cell office:value-type="float" office:value="0.876289">
                <text:p>0.876289</text:p>
              </table:table-cell>
              <table:table-cell office:value-type="float" office:value="0.106234">
                <text:p>0.106234</text:p>
              </table:table-cell>
              <table:table-cell office:value-type="float" office:value="0.283439">
                <text:p>0.283439</text:p>
              </table:table-cell>
              <table:table-cell office:value-type="float" office:value="0.0875981">
                <text:p>0.0875981</text:p>
              </table:table-cell>
              <table:table-cell office:value-type="float" office:value="0.803225">
                <text:p>0.803225</text:p>
              </table:table-cell>
              <table:table-cell office:value-type="float" office:value="0.05">
                <text:p>0.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5cm" svg:height="9.006cm" xlink:href=".." xlink:type="simple" chart:class="chart:scatter" chart:style-name="ch1">
        <chart:legend chart:legend-position="end" svg:x="13.708cm" svg:y="3.955cm" style:legend-expansion="high" chart:style-name="ch2"/>
        <chart:plot-area chart:style-name="ch3" table:cell-range-address="Sheet1.A24:Sheet1.A44 Sheet1.I24:Sheet1.J44" chart:data-source-has-labels="row" svg:x="0.32cm" svg:y="0.18cm" svg:width="13.068cm" svg:height="8.646cm">
          <chartooo:coordinate-region svg:x="1.047cm" svg:y="0.38cm" svg:width="12.101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I25:Sheet1.I44" chart:label-cell-address="Sheet1.I24:Sheet1.I24" chart:class="chart:scatter">
            <chart:domain table:cell-range-address="Sheet1.A25:Sheet1.A44"/>
            <chart:data-point chart:repeated="20"/>
          </chart:series>
          <chart:series chart:style-name="ch7" chart:values-cell-range-address="Sheet1.J25:Sheet1.J44" chart:label-cell-address="Sheet1.J24:Sheet1.J24" chart:class="chart:scatter"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 qsum</text:p>
                <draw:g>
                  <svg:desc>Sheet1.I24:Sheet1.I24</svg:desc>
                </draw:g>
              </table:table-cell>
              <table:table-cell office:value-type="string">
                <text:p> qlog</text:p>
                <draw:g>
                  <svg:desc>Sheet1.J24:Sheet1.J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5:Sheet1.A44</svg:desc>
                </draw:g>
              </table:table-cell>
              <table:table-cell office:value-type="float" office:value="0.4">
                <text:p>0.4</text:p>
                <draw:g>
                  <svg:desc>Sheet1.I25:Sheet1.I44</svg:desc>
                </draw:g>
              </table:table-cell>
              <table:table-cell office:value-type="float" office:value="0">
                <text:p>0</text:p>
                <draw:g>
                  <svg:desc>Sheet1.J25:Sheet1.J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355580886896179">
                <text:p>0.3555808868961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0.350381659610103">
                <text:p>0.3503816596101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0.79279301168671">
                <text:p>0.79279301168671</text:p>
              </table:table-cell>
              <table:table-cell office:value-type="float" office:value="0.127479479482003">
                <text:p>0.1274794794820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0.751143701735533">
                <text:p>0.751143701735533</text:p>
              </table:table-cell>
              <table:table-cell office:value-type="float" office:value="0.184853187124667">
                <text:p>0.184853187124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0.796888515430087">
                <text:p>0.796888515430087</text:p>
              </table:table-cell>
              <table:table-cell office:value-type="float" office:value="0.2852617762217">
                <text:p>0.28526177622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0.777299102384723">
                <text:p>0.777299102384723</text:p>
              </table:table-cell>
              <table:table-cell office:value-type="float" office:value="0.293096708167372">
                <text:p>0.2930967081673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0.770436788276976">
                <text:p>0.770436788276976</text:p>
              </table:table-cell>
              <table:table-cell office:value-type="float" office:value="0.297372092735204">
                <text:p>0.2973720927352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0.810701528123261">
                <text:p>0.810701528123261</text:p>
              </table:table-cell>
              <table:table-cell office:value-type="float" office:value="0.336987964121586">
                <text:p>0.3369879641215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0.814061513906328">
                <text:p>0.814061513906328</text:p>
              </table:table-cell>
              <table:table-cell office:value-type="float" office:value="0.347394370522905">
                <text:p>0.3473943705229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0.808966283375444">
                <text:p>0.808966283375444</text:p>
              </table:table-cell>
              <table:table-cell office:value-type="float" office:value="0.336690254019791">
                <text:p>0.3366902540197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">
                <text:p>0.11</text:p>
              </table:table-cell>
              <table:table-cell office:value-type="float" office:value="0.806968793984244">
                <text:p>0.806968793984244</text:p>
              </table:table-cell>
              <table:table-cell office:value-type="float" office:value="0.340290575891467">
                <text:p>0.3402905758914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">
                <text:p>0.12</text:p>
              </table:table-cell>
              <table:table-cell office:value-type="float" office:value="0.833829264644798">
                <text:p>0.833829264644798</text:p>
              </table:table-cell>
              <table:table-cell office:value-type="float" office:value="0.353507841803342">
                <text:p>0.3535078418033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">
                <text:p>0.13</text:p>
              </table:table-cell>
              <table:table-cell office:value-type="float" office:value="0.819412162482923">
                <text:p>0.819412162482923</text:p>
              </table:table-cell>
              <table:table-cell office:value-type="float" office:value="0.350697953712411">
                <text:p>0.35069795371241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">
                <text:p>0.14</text:p>
              </table:table-cell>
              <table:table-cell office:value-type="float" office:value="0.809903455967614">
                <text:p>0.809903455967614</text:p>
              </table:table-cell>
              <table:table-cell office:value-type="float" office:value="0.341733421465417">
                <text:p>0.34173342146541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">
                <text:p>0.15</text:p>
              </table:table-cell>
              <table:table-cell office:value-type="float" office:value="0.812011985417434">
                <text:p>0.812011985417434</text:p>
              </table:table-cell>
              <table:table-cell office:value-type="float" office:value="0.340710287979672">
                <text:p>0.34071028797967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">
                <text:p>0.16</text:p>
              </table:table-cell>
              <table:table-cell office:value-type="float" office:value="0.790163297619073">
                <text:p>0.790163297619073</text:p>
              </table:table-cell>
              <table:table-cell office:value-type="float" office:value="0.328572559938895">
                <text:p>0.3285725599388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">
                <text:p>0.17</text:p>
              </table:table-cell>
              <table:table-cell office:value-type="float" office:value="0.782401636353851">
                <text:p>0.782401636353851</text:p>
              </table:table-cell>
              <table:table-cell office:value-type="float" office:value="0.321083269291417">
                <text:p>0.32108326929141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8">
                <text:p>0.18</text:p>
              </table:table-cell>
              <table:table-cell office:value-type="float" office:value="0.773963254376785">
                <text:p>0.773963254376785</text:p>
              </table:table-cell>
              <table:table-cell office:value-type="float" office:value="0.310614097232848">
                <text:p>0.31061409723284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9">
                <text:p>0.19</text:p>
              </table:table-cell>
              <table:table-cell office:value-type="float" office:value="0.746834556643131">
                <text:p>0.746834556643131</text:p>
              </table:table-cell>
              <table:table-cell office:value-type="float" office:value="0.287532865318814">
                <text:p>0.28753286531881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